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673in"/>
    </style:style>
    <style:style style:name="co3" style:family="table-column">
      <style:table-column-properties fo:break-before="auto" style:column-width="1.5819in"/>
    </style:style>
    <style:style style:name="co4" style:family="table-column">
      <style:table-column-properties fo:break-before="auto" style:column-width="0.622in"/>
    </style:style>
    <style:style style:name="co6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00ff00" style:text-align-source="fix" style:repeat-content="false" fo:border="none"/>
      <style:paragraph-properties fo:text-align="end" fo:margin-left="0in"/>
      <style:text-properties style:text-position=""/>
    </style:style>
    <style:style style:name="ce11" style:family="table-cell" style:parent-style-name="Default">
      <style:table-cell-properties fo:background-color="#00ffff" style:text-align-source="fix" style:repeat-content="false" fo:border="non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fo:background-color="#00ffff" style:text-align-source="fix" style:repeat-content="false" fo:border="none"/>
      <style:paragraph-properties fo:text-align="end" fo:margin-left="0in"/>
      <style:text-properties style:text-position=""/>
    </style:style>
    <style:style style:name="ce13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  <style:text-properties style:text-position=""/>
    </style:style>
    <style:style style:name="ce14" style:family="table-cell" style:parent-style-name="Default">
      <style:table-cell-properties fo:background-color="#0000ff" style:text-align-source="fix" style:repeat-content="false" fo:border="none"/>
      <style:paragraph-properties fo:text-align="end" fo:margin-left="0in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6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  <style:text-properties style:text-position=""/>
    </style:style>
    <style:style style:name="ce17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fo:background-color="#ff0000" style:text-align-source="fix" style:repeat-content="false" fo:border="none"/>
      <style:paragraph-properties fo:text-align="end" fo:margin-left="0in"/>
      <style:text-properties style:text-position=""/>
    </style:style>
    <style:style style:name="ce5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  <style:text-properties style:text-position=""/>
    </style:style>
    <style:style style:name="ce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style:text-position=""/>
    </style:style>
    <style:style style:name="ce7" style:family="table-cell" style:parent-style-name="Default">
      <style:table-cell-properties fo:background-color="#008000" style:text-align-source="fix" style:repeat-content="false" fo:border="none"/>
      <style:paragraph-properties fo:text-align="start" fo:margin-left="0in"/>
      <style:text-properties style:text-position=""/>
    </style:style>
    <style:style style:name="ce8" style:family="table-cell" style:parent-style-name="Default">
      <style:table-cell-properties fo:background-color="#008000" style:text-align-source="fix" style:repeat-content="false" fo:border="none"/>
      <style:paragraph-properties fo:text-align="end" fo:margin-left="0in"/>
      <style:text-properties style:text-position=""/>
    </style:style>
    <style:style style:name="ce9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  <style:text-properties style:text-position=""/>
    </style:style>
    <style:style style:name="ce24" style:family="table-cell" style:parent-style-name="Default">
      <style:table-cell-properties fo:background-color="#000080"/>
      <style:text-properties fo:color="#ffffcc" fo:font-weight="bold" style:font-weight-asian="bold" style:font-weight-complex="bold"/>
    </style:style>
    <style:style style:name="ce25" style:family="table-cell" style:parent-style-name="Default">
      <style:table-cell-properties fo:background-color="#c0c0c0" style:text-align-source="fix" style:repeat-content="false" fo:border="none"/>
      <style:paragraph-properties fo:text-align="start" fo:margin-left="0in"/>
    </style:style>
    <style:style style:name="ce26" style:family="table-cell" style:parent-style-name="Default">
      <style:table-cell-properties fo:background-color="#00ff00" style:text-align-source="fix" style:repeat-content="false" fo:border="none"/>
      <style:paragraph-properties fo:text-align="start" fo:margin-left="0in"/>
    </style:style>
    <style:style style:name="ce27" style:family="table-cell" style:parent-style-name="Default">
      <style:table-cell-properties fo:background-color="#ffff00" style:text-align-source="fix" style:repeat-content="false" fo:border="none"/>
      <style:paragraph-properties fo:text-align="start" fo:margin-left="0in"/>
    </style:style>
    <style:style style:name="ce28" style:family="table-cell" style:parent-style-name="Default">
      <style:table-cell-properties fo:background-color="#0000ff" style:text-align-source="fix" style:repeat-content="false" fo:border="none"/>
      <style:paragraph-properties fo:text-align="start" fo:margin-left="0in"/>
    </style:style>
    <style:style style:name="ce29" style:family="table-cell" style:parent-style-name="Default">
      <style:table-cell-properties fo:background-color="#c0c0c0" style:text-align-source="fix" style:repeat-content="false" fo:border="none"/>
      <style:paragraph-properties fo:text-align="end" fo:margin-left="0in"/>
    </style:style>
    <style:style style:name="ce30" style:family="table-cell" style:parent-style-name="Default">
      <style:table-cell-properties fo:background-color="transparent"/>
      <style:text-properties fo:color="#ffffcc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ext-properties fo:color="#ffffcc"/>
    </style:style>
  </office:automatic-styles>
  <office:body>
    <office:spreadsheet>
      <table:table table:name="TestPlan for Tomcat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25"/>
        <table:table-column table:style-name="co4" table:default-cell-style-name="Default"/>
        <table:table-column table:style-name="co6" table:default-cell-style-name="ce25"/>
        <table:table-column table:style-name="co6" table:number-columns-repeated="3" table:default-cell-style-name="Default"/>
        <table:table-column table:style-name="co6" table:default-cell-style-name="ce25"/>
        <table:table-column table:style-name="co6" table:number-columns-repeated="6" table:default-cell-style-name="Default"/>
        <table:table-column table:style-name="co5" table:number-columns-repeated="47" table:default-cell-style-name="ce25"/>
        <table:table-column table:style-name="co5" table:number-columns-repeated="962" table:default-cell-style-name="Default"/>
        <table:table-row table:style-name="ro1">
          <table:table-cell table:number-columns-repeated="2"/>
          <table:table-cell table:style-name="ce26" office:value-type="string">
            <text:p>Total High</text:p>
          </table:table-cell>
          <table:table-cell table:formula="of:=SUMIF([.C5:.C838];&quot;High&quot;;[.D5:.D838])" office:value-type="float" office:value="855">
            <text:p>855</text:p>
          </table:table-cell>
          <table:table-cell table:style-name="Default" table:formula="of:=SUMPRODUCT(([.C5:.C838]=&quot;High&quot;)*([.E5:.E838]=&quot;x&quot;)*[.D5:.D838])" office:value-type="float" office:value="145">
            <text:p>145</text:p>
          </table:table-cell>
          <table:table-cell table:formula="of:=SUMPRODUCT(([.C5:.C838]=&quot;High&quot;)*([.F5:.F838]=&quot;x&quot;)*[.D5:.D838])" office:value-type="float" office:value="149">
            <text:p>149</text:p>
          </table:table-cell>
          <table:table-cell table:formula="of:=SUMPRODUCT(([.C5:.C838]=&quot;High&quot;)*([.G5:.G838]=&quot;x&quot;)*[.D5:.D838])" office:value-type="float" office:value="135">
            <text:p>135</text:p>
          </table:table-cell>
          <table:table-cell table:formula="of:=SUMPRODUCT(([.C5:.C838]=&quot;High&quot;)*([.H5:.H838]=&quot;x&quot;)*[.D5:.D838])" office:value-type="float" office:value="91">
            <text:p>91</text:p>
          </table:table-cell>
          <table:table-cell table:style-name="Default" table:formula="of:=SUMPRODUCT(([.C5:.C838]=&quot;High&quot;)*([.I5:.I838]=&quot;x&quot;)*[.D5:.D838])" office:value-type="float" office:value="144">
            <text:p>144</text:p>
          </table:table-cell>
          <table:table-cell table:number-columns-repeated="6"/>
          <table:table-cell table:style-name="ce31" table:number-columns-repeated="47"/>
          <table:table-cell table:number-columns-repeated="962"/>
        </table:table-row>
        <table:table-row table:style-name="ro1">
          <table:table-cell office:value-type="float" office:value="227">
            <text:p>227</text:p>
          </table:table-cell>
          <table:table-cell/>
          <table:table-cell table:style-name="ce27" office:value-type="string">
            <text:p>Total Medium</text:p>
          </table:table-cell>
          <table:table-cell table:formula="of:=SUMIF([.C5:.C838];&quot;Medium&quot;;[.D5:.D838])" office:value-type="float" office:value="141">
            <text:p>141</text:p>
          </table:table-cell>
          <table:table-cell table:style-name="Default" table:formula="of:=SUMPRODUCT(([.C5:.C838]=&quot;Medium&quot;)*([.E5:.E838]=&quot;x&quot;)*[.D5:.D838])" office:value-type="float" office:value="0">
            <text:p>0</text:p>
          </table:table-cell>
          <table:table-cell table:formula="of:=SUMPRODUCT(([.C5:.C838]=&quot;Medium&quot;)*([.F5:.F838]=&quot;x&quot;)*[.D5:.D838])" office:value-type="float" office:value="39">
            <text:p>39</text:p>
          </table:table-cell>
          <table:table-cell table:formula="of:=SUMPRODUCT(([.C5:.C838]=&quot;Medium&quot;)*([.G5:.G838]=&quot;x&quot;)*[.D5:.D838])" office:value-type="float" office:value="29">
            <text:p>29</text:p>
          </table:table-cell>
          <table:table-cell table:formula="of:=SUMPRODUCT(([.C5:.C838]=&quot;Medium&quot;)*([.H5:.H838]=&quot;x&quot;)*[.D5:.D838])" office:value-type="float" office:value="62">
            <text:p>62</text:p>
          </table:table-cell>
          <table:table-cell table:style-name="Default" table:formula="of:=SUMPRODUCT(([.C5:.C838]=&quot;Medium&quot;)*([.I5:.I838]=&quot;x&quot;)*[.D5:.D838])" office:value-type="float" office:value="11">
            <text:p>11</text:p>
          </table:table-cell>
          <table:table-cell table:number-columns-repeated="6"/>
          <table:table-cell table:style-name="ce31" table:number-columns-repeated="47"/>
          <table:table-cell table:number-columns-repeated="962"/>
        </table:table-row>
        <table:table-row table:style-name="ro1">
          <table:table-cell table:number-columns-repeated="2"/>
          <table:table-cell table:style-name="ce28" office:value-type="string">
            <text:p>Total Low</text:p>
          </table:table-cell>
          <table:table-cell table:formula="of:=SUMIF([.C5:.C838];&quot;Low&quot;;[.D5:.D838])" office:value-type="float" office:value="86">
            <text:p>86</text:p>
          </table:table-cell>
          <table:table-cell table:style-name="Default" table:formula="of:=SUMPRODUCT(([.C5:.C838]=&quot;Low&quot;)*([.E5:.E838]=&quot;x&quot;)*[.D5:.D838])" office:value-type="float" office:value="44">
            <text:p>44</text:p>
          </table:table-cell>
          <table:table-cell table:formula="of:=SUMPRODUCT(([.C5:.C838]=&quot;Low&quot;)*([.F5:.F838]=&quot;x&quot;)*[.D5:.D838])" office:value-type="float" office:value="0">
            <text:p>0</text:p>
          </table:table-cell>
          <table:table-cell table:formula="of:=SUMPRODUCT(([.C5:.C838]=&quot;Low&quot;)*([.G5:.G838]=&quot;x&quot;)*[.D5:.D838])" office:value-type="float" office:value="2">
            <text:p>2</text:p>
          </table:table-cell>
          <table:table-cell table:formula="of:=SUMPRODUCT(([.C5:.C838]=&quot;Low&quot;)*([.H5:.H838]=&quot;x&quot;)*[.D5:.D838])" office:value-type="float" office:value="0">
            <text:p>0</text:p>
          </table:table-cell>
          <table:table-cell table:style-name="Default" table:formula="of:=SUMPRODUCT(([.C5:.C838]=&quot;Low&quot;)*([.I5:.I838]=&quot;x&quot;)*[.D5:.D838])" office:value-type="float" office:value="4">
            <text:p>4</text:p>
          </table:table-cell>
          <table:table-cell table:number-columns-repeated="6"/>
          <table:table-cell table:style-name="ce31" table:number-columns-repeated="47"/>
          <table:table-cell table:number-columns-repeated="962"/>
        </table:table-row>
        <table:table-row table:style-name="ro1">
          <table:table-cell table:style-name="ce24" office:value-type="string">
            <text:p>Id</text:p>
          </table:table-cell>
          <table:table-cell table:style-name="ce24" office:value-type="string">
            <text:p>Function</text:p>
          </table:table-cell>
          <table:table-cell table:style-name="ce24" office:value-type="string">
            <text:p>Priority</text:p>
          </table:table-cell>
          <table:table-cell table:style-name="ce24" office:value-type="string">
            <text:p>TC Count</text:p>
          </table:table-cell>
          <table:table-cell table:style-name="ce24" office:value-type="string">
            <text:p>hanh.ly</text:p>
          </table:table-cell>
          <table:table-cell table:style-name="ce24" office:value-type="string">
            <text:p>hang.nguyen</text:p>
          </table:table-cell>
          <table:table-cell table:style-name="ce24" office:value-type="string">
            <text:p>thao.pham</text:p>
          </table:table-cell>
          <table:table-cell table:style-name="ce24" office:value-type="string">
            <text:p>nhung.vu</text:p>
          </table:table-cell>
          <table:table-cell table:style-name="ce24" office:value-type="string">
            <text:p>maamoun</text:p>
          </table:table-cell>
          <table:table-cell table:style-name="ce24" office:value-type="string">
            <text:p>Path</text:p>
          </table:table-cell>
          <table:table-cell table:style-name="ce24" table:number-columns-repeated="3"/>
          <table:table-cell table:style-name="ce30" table:number-columns-repeated="49"/>
          <table:table-cell table:style-name="ce32" table:number-columns-repeated="962"/>
        </table:table-row>
        <table:table-row table:style-name="ro1">
          <table:table-cell table:style-name="ce25" office:value-type="string">
            <text:p>REG_AIO161_ECM_001</text:p>
          </table:table-cell>
          <table:table-cell table:style-name="ce25" office:value-type="string">
            <text:p>RegressTest - DMS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1_ECM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1_ECM_001</text:p>
          </table:table-cell>
          <table:table-cell table:style-name="ce25" office:value-type="string">
            <text:p>RegressTest - DM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1_ECM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1_ECM_001</text:p>
          </table:table-cell>
          <table:table-cell table:style-name="ce25" office:value-type="string">
            <text:p>RegressTest - DM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1_ECM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5_ECM_001</text:p>
          </table:table-cell>
          <table:table-cell office:value-type="string">
            <text:p>RegressTest - Search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ECM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ECM_001</text:p>
          </table:table-cell>
          <table:table-cell office:value-type="string">
            <text:p>RegressTest -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ECM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ECM_001</text:p>
          </table:table-cell>
          <table:table-cell office:value-type="string">
            <text:p>RegressTest - Searc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ECM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5_ECM_002</text:p>
          </table:table-cell>
          <table:table-cell table:style-name="ce25" office:value-type="string">
            <text:p>RegressTest - Taxonomy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ECM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ECM_002</text:p>
          </table:table-cell>
          <table:table-cell table:style-name="ce25" office:value-type="string">
            <text:p>RegressTest - Taxonom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ECM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ECM_002</text:p>
          </table:table-cell>
          <table:table-cell table:style-name="ce25" office:value-type="string">
            <text:p>RegressTest - Taxonom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ECM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5_ECM_003</text:p>
          </table:table-cell>
          <table:table-cell office:value-type="string">
            <text:p>RegressTest - DMS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ECM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ECM_003</text:p>
          </table:table-cell>
          <table:table-cell office:value-type="string">
            <text:p>RegressTest - DM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ECM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ECM_003</text:p>
          </table:table-cell>
          <table:table-cell office:value-type="string">
            <text:p>RegressTest - DM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ECM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5_WCM_001</text:p>
          </table:table-cell>
          <table:table-cell table:style-name="ce25" office:value-type="string">
            <text:p>RegressTest - Download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01</text:p>
          </table:table-cell>
          <table:table-cell table:style-name="ce25" office:value-type="string">
            <text:p>RegressTest - Download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01</text:p>
          </table:table-cell>
          <table:table-cell table:style-name="ce25" office:value-type="string">
            <text:p>RegressTest - Download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5_WCM_002</text:p>
          </table:table-cell>
          <table:table-cell office:value-type="string">
            <text:p>RegressTest - Publish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WCM_002</text:p>
          </table:table-cell>
          <table:table-cell office:value-type="string">
            <text:p>RegressTest - Publis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WCM_002</text:p>
          </table:table-cell>
          <table:table-cell office:value-type="string">
            <text:p>RegressTest - Publis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5_WCM_004</text:p>
          </table:table-cell>
          <table:table-cell table:style-name="ce25" office:value-type="string">
            <text:p>RegressTest - Newsletter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0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04</text:p>
          </table:table-cell>
          <table:table-cell table:style-name="ce25" office:value-type="string">
            <text:p>RegressTest - Newslett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0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04</text:p>
          </table:table-cell>
          <table:table-cell table:style-name="ce25" office:value-type="string">
            <text:p>RegressTest - Newslett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0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5_WCM_005</text:p>
          </table:table-cell>
          <table:table-cell office:value-type="string">
            <text:p>RegressTest - Publish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05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WCM_005</text:p>
          </table:table-cell>
          <table:table-cell office:value-type="string">
            <text:p>RegressTest - Publis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05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WCM_005</text:p>
          </table:table-cell>
          <table:table-cell office:value-type="string">
            <text:p>RegressTest - Publish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05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5_WCM_006</text:p>
          </table:table-cell>
          <table:table-cell table:style-name="ce25" office:value-type="string">
            <text:p>RegressTest - CLV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06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06</text:p>
          </table:table-cell>
          <table:table-cell table:style-name="ce25" office:value-type="string">
            <text:p>RegressTest - CLV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06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06</text:p>
          </table:table-cell>
          <table:table-cell table:style-name="ce25" office:value-type="string">
            <text:p>RegressTest - CLV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06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5_WCM_007</text:p>
          </table:table-cell>
          <table:table-cell office:value-type="string">
            <text:p>RegressTest - Localized content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07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WCM_007</text:p>
          </table:table-cell>
          <table:table-cell office:value-type="string">
            <text:p>RegressTest - Localized cont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07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WCM_007</text:p>
          </table:table-cell>
          <table:table-cell office:value-type="string">
            <text:p>RegressTest - Localized cont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07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5_WCM_008</text:p>
          </table:table-cell>
          <table:table-cell table:style-name="ce25" office:value-type="string">
            <text:p>RegressTest - Search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08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08</text:p>
          </table:table-cell>
          <table:table-cell table:style-name="ce25" office:value-type="string">
            <text:p>RegressTest - Search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08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08</text:p>
          </table:table-cell>
          <table:table-cell table:style-name="ce25" office:value-type="string">
            <text:p>RegressTest - Search</text:p>
          </table:table-cell>
          <table:table-cell office:value-type="string">
            <text:p>Low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08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5_WCM_009</text:p>
          </table:table-cell>
          <table:table-cell office:value-type="string">
            <text:p>RegressTest - Search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09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WCM_009</text:p>
          </table:table-cell>
          <table:table-cell office:value-type="string">
            <text:p>RegressTest - Search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09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WCM_009</text:p>
          </table:table-cell>
          <table:table-cell office:value-type="string">
            <text:p>RegressTest - Search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09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5_WCM_010</text:p>
          </table:table-cell>
          <table:table-cell table:style-name="ce25" office:value-type="string">
            <text:p>RegressTest - Form Generato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10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10</text:p>
          </table:table-cell>
          <table:table-cell table:style-name="ce25" office:value-type="string">
            <text:p>RegressTest - Form Generato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10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10</text:p>
          </table:table-cell>
          <table:table-cell table:style-name="ce25" office:value-type="string">
            <text:p>RegressTest - Form Generator</text:p>
          </table:table-cell>
          <table:table-cell office:value-type="string">
            <text:p>Low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10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5_WCM_011</text:p>
          </table:table-cell>
          <table:table-cell office:value-type="string">
            <text:p>RegressTest - Language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1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WCM_011</text:p>
          </table:table-cell>
          <table:table-cell office:value-type="string">
            <text:p>RegressTest - Langu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1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WCM_011</text:p>
          </table:table-cell>
          <table:table-cell office:value-type="string">
            <text:p>RegressTest - Langu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1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5_WCM_012</text:p>
          </table:table-cell>
          <table:table-cell table:style-name="ce25" office:value-type="string">
            <text:p>RegressTest - Sorting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1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12</text:p>
          </table:table-cell>
          <table:table-cell table:style-name="ce25" office:value-type="string">
            <text:p>RegressTest - Sorting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1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12</text:p>
          </table:table-cell>
          <table:table-cell table:style-name="ce25" office:value-type="string">
            <text:p>RegressTest - Sorting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1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5_WCM_014</text:p>
          </table:table-cell>
          <table:table-cell office:value-type="string">
            <text:p>RegressTest - WCM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1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WCM_014</text:p>
          </table:table-cell>
          <table:table-cell office:value-type="string">
            <text:p>RegressTest - W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1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WCM_014</text:p>
          </table:table-cell>
          <table:table-cell office:value-type="string">
            <text:p>RegressTest - W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1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5_WCM_015</text:p>
          </table:table-cell>
          <table:table-cell table:style-name="ce25" office:value-type="string">
            <text:p>RegressTest - Manage taxonomy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1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15</text:p>
          </table:table-cell>
          <table:table-cell table:style-name="ce25" office:value-type="string">
            <text:p>RegressTest - Manage taxonomy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1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15</text:p>
          </table:table-cell>
          <table:table-cell table:style-name="ce25" office:value-type="string">
            <text:p>RegressTest - Manage taxonomy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1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5_WCM_016</text:p>
          </table:table-cell>
          <table:table-cell office:value-type="string">
            <text:p>RegressTest - PCLV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1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WCM_016</text:p>
          </table:table-cell>
          <table:table-cell office:value-type="string">
            <text:p>RegressTest - PCLV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1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WCM_016</text:p>
          </table:table-cell>
          <table:table-cell office:value-type="string">
            <text:p>RegressTest - PCLV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1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5_WCM_017</text:p>
          </table:table-cell>
          <table:table-cell table:style-name="ce25" office:value-type="string">
            <text:p>RegressTest - PCLV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1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17</text:p>
          </table:table-cell>
          <table:table-cell table:style-name="ce25" office:value-type="string">
            <text:p>RegressTest - PCLV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1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17</text:p>
          </table:table-cell>
          <table:table-cell table:style-name="ce25" office:value-type="string">
            <text:p>RegressTest - PCLV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1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5_WCM_018</text:p>
          </table:table-cell>
          <table:table-cell office:value-type="string">
            <text:p>RegressTest - WCM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1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WCM_018</text:p>
          </table:table-cell>
          <table:table-cell office:value-type="string">
            <text:p>RegressTest - W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1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WCM_018</text:p>
          </table:table-cell>
          <table:table-cell office:value-type="string">
            <text:p>RegressTest - WCM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1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5_WCM_019</text:p>
          </table:table-cell>
          <table:table-cell table:style-name="ce25" office:value-type="string">
            <text:p>RegressTest - Publish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1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19</text:p>
          </table:table-cell>
          <table:table-cell table:style-name="ce25" office:value-type="string">
            <text:p>RegressTest - Publish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1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19</text:p>
          </table:table-cell>
          <table:table-cell table:style-name="ce25" office:value-type="string">
            <text:p>RegressTest - Publish</text:p>
          </table:table-cell>
          <table:table-cell office:value-type="string">
            <text:p>Low</text:p>
          </table:table-cell>
          <table:table-cell table:style-name="ce29" office:value-type="float" office:value="3">
            <text:p>3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1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5_WCM_020</text:p>
          </table:table-cell>
          <table:table-cell office:value-type="string">
            <text:p>RegressTest - WCM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2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WCM_020</text:p>
          </table:table-cell>
          <table:table-cell office:value-type="string">
            <text:p>RegressTest - W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2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WCM_020</text:p>
          </table:table-cell>
          <table:table-cell office:value-type="string">
            <text:p>RegressTest - WCM</text:p>
          </table:table-cell>
          <table:table-cell table:style-name="Default" office:value-type="string">
            <text:p>Low</text:p>
          </table:table-cell>
          <table:table-cell office:value-type="float" office:value="7">
            <text:p>7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2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5_WCM_021</text:p>
          </table:table-cell>
          <table:table-cell table:style-name="ce25" office:value-type="string">
            <text:p>RegressTest - WCM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2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21</text:p>
          </table:table-cell>
          <table:table-cell table:style-name="ce25" office:value-type="string">
            <text:p>RegressTest - W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2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21</text:p>
          </table:table-cell>
          <table:table-cell table:style-name="ce25" office:value-type="string">
            <text:p>RegressTest - W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2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5_WCM_022</text:p>
          </table:table-cell>
          <table:table-cell office:value-type="string">
            <text:p>RegressTest - CLV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2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WCM_022</text:p>
          </table:table-cell>
          <table:table-cell office:value-type="string">
            <text:p>RegressTest - CLV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2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WCM_022</text:p>
          </table:table-cell>
          <table:table-cell office:value-type="string">
            <text:p>RegressTest - CLV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2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5_WCM_023</text:p>
          </table:table-cell>
          <table:table-cell table:style-name="ce25" office:value-type="string">
            <text:p>RegressTest - CLV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2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23</text:p>
          </table:table-cell>
          <table:table-cell table:style-name="ce25" office:value-type="string">
            <text:p>RegressTest - CLV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2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23</text:p>
          </table:table-cell>
          <table:table-cell table:style-name="ce25" office:value-type="string">
            <text:p>RegressTest - CLV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2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5_WCM_024</text:p>
          </table:table-cell>
          <table:table-cell office:value-type="string">
            <text:p>RegressTest - FCC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2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WCM_024</text:p>
          </table:table-cell>
          <table:table-cell office:value-type="string">
            <text:p>RegressTest - FCC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2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5_WCM_024</text:p>
          </table:table-cell>
          <table:table-cell office:value-type="string">
            <text:p>RegressTest - FCC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5_WCM_02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5_WCM_025</text:p>
          </table:table-cell>
          <table:table-cell table:style-name="ce25" office:value-type="string">
            <text:p>RegressTest - Search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2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25</text:p>
          </table:table-cell>
          <table:table-cell table:style-name="ce25" office:value-type="string">
            <text:p>RegressTest - Search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2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5_WCM_025</text:p>
          </table:table-cell>
          <table:table-cell table:style-name="ce25" office:value-type="string">
            <text:p>RegressTest - Searc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5_WCM_02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6_ECM_001</text:p>
          </table:table-cell>
          <table:table-cell office:value-type="string">
            <text:p>RegressTest - ECM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ECM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ECM_001</text:p>
          </table:table-cell>
          <table:table-cell office:value-type="string">
            <text:p>RegressTest - E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ECM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ECM_001</text:p>
          </table:table-cell>
          <table:table-cell office:value-type="string">
            <text:p>RegressTest - E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ECM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6_ECM_002</text:p>
          </table:table-cell>
          <table:table-cell table:style-name="ce25" office:value-type="string">
            <text:p>RegressTest - ECM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ECM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6_ECM_002</text:p>
          </table:table-cell>
          <table:table-cell table:style-name="ce25" office:value-type="string">
            <text:p>RegressTest - E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ECM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6_ECM_002</text:p>
          </table:table-cell>
          <table:table-cell table:style-name="ce25" office:value-type="string">
            <text:p>RegressTest - E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ECM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6_ECM_003</text:p>
          </table:table-cell>
          <table:table-cell office:value-type="string">
            <text:p>RegressTest - ECM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ECM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ECM_003</text:p>
          </table:table-cell>
          <table:table-cell office:value-type="string">
            <text:p>RegressTest - E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ECM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ECM_003</text:p>
          </table:table-cell>
          <table:table-cell office:value-type="string">
            <text:p>RegressTest - E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ECM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6_ECM_004</text:p>
          </table:table-cell>
          <table:table-cell table:style-name="ce25" office:value-type="string">
            <text:p>RegressTest - ECM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ECM_00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6_ECM_004</text:p>
          </table:table-cell>
          <table:table-cell table:style-name="ce25" office:value-type="string">
            <text:p>RegressTest - E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ECM_00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6_ECM_004</text:p>
          </table:table-cell>
          <table:table-cell table:style-name="ce25" office:value-type="string">
            <text:p>RegressTest - E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ECM_00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6_ECM_005</text:p>
          </table:table-cell>
          <table:table-cell office:value-type="string">
            <text:p>RegressTest - ECM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ECM_005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ECM_005</text:p>
          </table:table-cell>
          <table:table-cell office:value-type="string">
            <text:p>RegressTest - E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ECM_005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ECM_005</text:p>
          </table:table-cell>
          <table:table-cell office:value-type="string">
            <text:p>RegressTest - E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ECM_005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6_WCM_001</text:p>
          </table:table-cell>
          <table:table-cell table:style-name="ce25" office:value-type="string">
            <text:p>RegressTest - WCM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6_WCM_001</text:p>
          </table:table-cell>
          <table:table-cell table:style-name="ce25" office:value-type="string">
            <text:p>RegressTest - W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6_WCM_001</text:p>
          </table:table-cell>
          <table:table-cell table:style-name="ce25" office:value-type="string">
            <text:p>RegressTest - W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6_WCM_002</text:p>
          </table:table-cell>
          <table:table-cell office:value-type="string">
            <text:p>RegressTest - WCM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WCM_002</text:p>
          </table:table-cell>
          <table:table-cell office:value-type="string">
            <text:p>RegressTest - W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WCM_002</text:p>
          </table:table-cell>
          <table:table-cell office:value-type="string">
            <text:p>RegressTest - W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6_WCM_003</text:p>
          </table:table-cell>
          <table:table-cell table:style-name="ce25" office:value-type="string">
            <text:p>RegressTest - WCM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6_WCM_003</text:p>
          </table:table-cell>
          <table:table-cell table:style-name="ce25" office:value-type="string">
            <text:p>RegressTest - W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6_WCM_003</text:p>
          </table:table-cell>
          <table:table-cell table:style-name="ce25" office:value-type="string">
            <text:p>RegressTest - W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6_WCM_004</text:p>
          </table:table-cell>
          <table:table-cell office:value-type="string">
            <text:p>RegressTest - WCM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WCM_004</text:p>
          </table:table-cell>
          <table:table-cell office:value-type="string">
            <text:p>RegressTest - W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WCM_004</text:p>
          </table:table-cell>
          <table:table-cell office:value-type="string">
            <text:p>RegressTest - W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6_WCM_005</text:p>
          </table:table-cell>
          <table:table-cell table:style-name="ce25" office:value-type="string">
            <text:p>RegressTest - WCM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6_WCM_005</text:p>
          </table:table-cell>
          <table:table-cell table:style-name="ce25" office:value-type="string">
            <text:p>RegressTest - W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6_WCM_005</text:p>
          </table:table-cell>
          <table:table-cell table:style-name="ce25" office:value-type="string">
            <text:p>RegressTest - W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6_WCM_006</text:p>
          </table:table-cell>
          <table:table-cell office:value-type="string">
            <text:p>RegressTest - WCM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WCM_006</text:p>
          </table:table-cell>
          <table:table-cell office:value-type="string">
            <text:p>RegressTest - W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WCM_006</text:p>
          </table:table-cell>
          <table:table-cell office:value-type="string">
            <text:p>RegressTest - WCM</text:p>
          </table:table-cell>
          <table:table-cell table:style-name="Default" office:value-type="string">
            <text:p>Low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6_WCM_007</text:p>
          </table:table-cell>
          <table:table-cell table:style-name="ce25" office:value-type="string">
            <text:p>RegressTest - WCM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6_WCM_007</text:p>
          </table:table-cell>
          <table:table-cell table:style-name="ce25" office:value-type="string">
            <text:p>RegressTest - W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6_WCM_007</text:p>
          </table:table-cell>
          <table:table-cell table:style-name="ce25" office:value-type="string">
            <text:p>RegressTest - WCM</text:p>
          </table:table-cell>
          <table:table-cell office:value-type="string">
            <text:p>Low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6_WCM_008</text:p>
          </table:table-cell>
          <table:table-cell office:value-type="string">
            <text:p>RegressTest - WCM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0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WCM_008</text:p>
          </table:table-cell>
          <table:table-cell office:value-type="string">
            <text:p>RegressTest - W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0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WCM_008</text:p>
          </table:table-cell>
          <table:table-cell office:value-type="string">
            <text:p>RegressTest - W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0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6_WCM_009</text:p>
          </table:table-cell>
          <table:table-cell table:style-name="ce25" office:value-type="string">
            <text:p>RegressTest - WCM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0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6_WCM_009</text:p>
          </table:table-cell>
          <table:table-cell table:style-name="ce25" office:value-type="string">
            <text:p>RegressTest - W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0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6_WCM_009</text:p>
          </table:table-cell>
          <table:table-cell table:style-name="ce25" office:value-type="string">
            <text:p>RegressTest - W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0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6_WCM_010</text:p>
          </table:table-cell>
          <table:table-cell office:value-type="string">
            <text:p>RegressTest - WCM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1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WCM_010</text:p>
          </table:table-cell>
          <table:table-cell office:value-type="string">
            <text:p>RegressTest - W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1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WCM_010</text:p>
          </table:table-cell>
          <table:table-cell office:value-type="string">
            <text:p>RegressTest - WCM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1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6_WCM_011</text:p>
          </table:table-cell>
          <table:table-cell table:style-name="ce25" office:value-type="string">
            <text:p>RegressTest - WCM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1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6_WCM_011</text:p>
          </table:table-cell>
          <table:table-cell table:style-name="ce25" office:value-type="string">
            <text:p>RegressTest - W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1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6_WCM_011</text:p>
          </table:table-cell>
          <table:table-cell table:style-name="ce25" office:value-type="string">
            <text:p>RegressTest - WCM</text:p>
          </table:table-cell>
          <table:table-cell office:value-type="string">
            <text:p>Low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1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6_WCM_012</text:p>
          </table:table-cell>
          <table:table-cell office:value-type="string">
            <text:p>RegressTest - WCM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1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WCM_012</text:p>
          </table:table-cell>
          <table:table-cell office:value-type="string">
            <text:p>RegressTest - W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1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WCM_012</text:p>
          </table:table-cell>
          <table:table-cell office:value-type="string">
            <text:p>RegressTest - W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1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6_WCM_013</text:p>
          </table:table-cell>
          <table:table-cell table:style-name="ce25" office:value-type="string">
            <text:p>RegressTest - WCM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1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6_WCM_013</text:p>
          </table:table-cell>
          <table:table-cell table:style-name="ce25" office:value-type="string">
            <text:p>RegressTest - W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1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6_WCM_013</text:p>
          </table:table-cell>
          <table:table-cell table:style-name="ce25" office:value-type="string">
            <text:p>RegressTest - W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1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6_WCM_014</text:p>
          </table:table-cell>
          <table:table-cell office:value-type="string">
            <text:p>RegressTest - WCM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1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WCM_014</text:p>
          </table:table-cell>
          <table:table-cell office:value-type="string">
            <text:p>RegressTest - W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1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WCM_014</text:p>
          </table:table-cell>
          <table:table-cell office:value-type="string">
            <text:p>RegressTest - W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1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6_WCM_015</text:p>
          </table:table-cell>
          <table:table-cell table:style-name="ce25" office:value-type="string">
            <text:p>RegressTest - WCM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1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6_WCM_015</text:p>
          </table:table-cell>
          <table:table-cell table:style-name="ce25" office:value-type="string">
            <text:p>RegressTest - W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1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6_WCM_015</text:p>
          </table:table-cell>
          <table:table-cell table:style-name="ce25" office:value-type="string">
            <text:p>RegressTest - W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1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6_WCM_016</text:p>
          </table:table-cell>
          <table:table-cell office:value-type="string">
            <text:p>RegressTest - WCM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1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WCM_016</text:p>
          </table:table-cell>
          <table:table-cell office:value-type="string">
            <text:p>RegressTest - W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1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WCM_016</text:p>
          </table:table-cell>
          <table:table-cell office:value-type="string">
            <text:p>RegressTest - WCM</text:p>
          </table:table-cell>
          <table:table-cell table:style-name="Default" office:value-type="string">
            <text:p>Low</text:p>
          </table:table-cell>
          <table:table-cell office:value-type="float" office:value="4">
            <text:p>4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1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6_WCM_017</text:p>
          </table:table-cell>
          <table:table-cell table:style-name="ce25" office:value-type="string">
            <text:p>RegressTest - WCM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1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6_WCM_017</text:p>
          </table:table-cell>
          <table:table-cell table:style-name="ce25" office:value-type="string">
            <text:p>RegressTest - W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1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6_WCM_017</text:p>
          </table:table-cell>
          <table:table-cell table:style-name="ce25" office:value-type="string">
            <text:p>RegressTest - W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6_WCM_01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6_WCM_018</text:p>
          </table:table-cell>
          <table:table-cell office:value-type="string">
            <text:p>RegressTest - WCM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1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WCM_018</text:p>
          </table:table-cell>
          <table:table-cell office:value-type="string">
            <text:p>RegressTest - W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1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6_WCM_018</text:p>
          </table:table-cell>
          <table:table-cell office:value-type="string">
            <text:p>RegressTest - W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6_WCM_01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7_ECM_001</text:p>
          </table:table-cell>
          <table:table-cell table:style-name="ce25" office:value-type="string">
            <text:p>RegressTest - ECM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7_ECM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7_ECM_001</text:p>
          </table:table-cell>
          <table:table-cell table:style-name="ce25" office:value-type="string">
            <text:p>RegressTest - E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7_ECM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7_ECM_001</text:p>
          </table:table-cell>
          <table:table-cell table:style-name="ce25" office:value-type="string">
            <text:p>RegressTest - ECM</text:p>
          </table:table-cell>
          <table:table-cell office:value-type="string">
            <text:p>Low</text:p>
          </table:table-cell>
          <table:table-cell table:style-name="ce29" office:value-type="float" office:value="5">
            <text:p>5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7_ECM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7_ECM_002</text:p>
          </table:table-cell>
          <table:table-cell office:value-type="string">
            <text:p>RegressTest - ECM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7_ECM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7_ECM_002</text:p>
          </table:table-cell>
          <table:table-cell office:value-type="string">
            <text:p>RegressTest - E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7_ECM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7_ECM_002</text:p>
          </table:table-cell>
          <table:table-cell office:value-type="string">
            <text:p>RegressTest - E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7_ECM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7_ECM_003</text:p>
          </table:table-cell>
          <table:table-cell table:style-name="ce25" office:value-type="string">
            <text:p>RegressTest - ECM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7_ECM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7_ECM_003</text:p>
          </table:table-cell>
          <table:table-cell table:style-name="ce25" office:value-type="string">
            <text:p>RegressTest - E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7_ECM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7_ECM_003</text:p>
          </table:table-cell>
          <table:table-cell table:style-name="ce25" office:value-type="string">
            <text:p>RegressTest - E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7_ECM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7_ECM_004</text:p>
          </table:table-cell>
          <table:table-cell office:value-type="string">
            <text:p>RegressTest - ECM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7_ECM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7_ECM_004</text:p>
          </table:table-cell>
          <table:table-cell office:value-type="string">
            <text:p>RegressTest - E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7_ECM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7_ECM_004</text:p>
          </table:table-cell>
          <table:table-cell office:value-type="string">
            <text:p>RegressTest - E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7_ECM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7_ECM_005</text:p>
          </table:table-cell>
          <table:table-cell table:style-name="ce25" office:value-type="string">
            <text:p>RegressTest - ECM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7_ECM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7_ECM_005</text:p>
          </table:table-cell>
          <table:table-cell table:style-name="ce25" office:value-type="string">
            <text:p>RegressTest - E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7_ECM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7_ECM_005</text:p>
          </table:table-cell>
          <table:table-cell table:style-name="ce25" office:value-type="string">
            <text:p>RegressTest - E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7_ECM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7_ECM_006</text:p>
          </table:table-cell>
          <table:table-cell office:value-type="string">
            <text:p>RegressTest - ECM</text:p>
          </table:table-cell>
          <table:table-cell table:style-name="Default" office:value-type="string">
            <text:p>High</text:p>
          </table:table-cell>
          <table:table-cell office:value-type="float" office:value="22">
            <text:p>22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7_ECM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7_ECM_006</text:p>
          </table:table-cell>
          <table:table-cell office:value-type="string">
            <text:p>RegressTest - E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7_ECM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7_ECM_006</text:p>
          </table:table-cell>
          <table:table-cell office:value-type="string">
            <text:p>RegressTest - E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7_ECM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7_ECM_007</text:p>
          </table:table-cell>
          <table:table-cell table:style-name="ce25" office:value-type="string">
            <text:p>RegressTest - ECM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7_ECM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7_ECM_007</text:p>
          </table:table-cell>
          <table:table-cell table:style-name="ce25" office:value-type="string">
            <text:p>RegressTest - E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7_ECM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7_ECM_007</text:p>
          </table:table-cell>
          <table:table-cell table:style-name="ce25" office:value-type="string">
            <text:p>RegressTest - E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7_ECM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7_ECM_008</text:p>
          </table:table-cell>
          <table:table-cell office:value-type="string">
            <text:p>RegressTest - ECM</text:p>
          </table:table-cell>
          <table:table-cell table:style-name="Default" office:value-type="string">
            <text:p>High</text:p>
          </table:table-cell>
          <table:table-cell office:value-type="float" office:value="9">
            <text:p>9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7_ECM_00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7_ECM_008</text:p>
          </table:table-cell>
          <table:table-cell office:value-type="string">
            <text:p>RegressTest - E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7_ECM_00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7_ECM_008</text:p>
          </table:table-cell>
          <table:table-cell office:value-type="string">
            <text:p>RegressTest - E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7_ECM_00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7_ECM_009</text:p>
          </table:table-cell>
          <table:table-cell table:style-name="ce25" office:value-type="string">
            <text:p>RegressTest - ECM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7_ECM_00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7_ECM_009</text:p>
          </table:table-cell>
          <table:table-cell table:style-name="ce25" office:value-type="string">
            <text:p>RegressTest - E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7_ECM_00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7_ECM_009</text:p>
          </table:table-cell>
          <table:table-cell table:style-name="ce25" office:value-type="string">
            <text:p>RegressTest - E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7_ECM_00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7_ECM_010</text:p>
          </table:table-cell>
          <table:table-cell office:value-type="string">
            <text:p>RegressTest - ECM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7_ECM_01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7_ECM_010</text:p>
          </table:table-cell>
          <table:table-cell office:value-type="string">
            <text:p>RegressTest - E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7_ECM_01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7_ECM_010</text:p>
          </table:table-cell>
          <table:table-cell office:value-type="string">
            <text:p>RegressTest - E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7_ECM_01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7_ECM_011</text:p>
          </table:table-cell>
          <table:table-cell table:style-name="ce25" office:value-type="string">
            <text:p>RegressTest - ECM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7_ECM_01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7_ECM_011</text:p>
          </table:table-cell>
          <table:table-cell table:style-name="ce25" office:value-type="string">
            <text:p>RegressTest - E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7_ECM_01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7_ECM_011</text:p>
          </table:table-cell>
          <table:table-cell table:style-name="ce25" office:value-type="string">
            <text:p>RegressTest - E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/>
          <table:table-cell table:style-name="ce25" office:value-type="string">
            <text:p>REG_AIO167_ECM_01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7_ECM_012</text:p>
          </table:table-cell>
          <table:table-cell office:value-type="string">
            <text:p>RegressTest - ECM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7_ECM_01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7_ECM_012</text:p>
          </table:table-cell>
          <table:table-cell office:value-type="string">
            <text:p>RegressTest - E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7_ECM_01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7_ECM_012</text:p>
          </table:table-cell>
          <table:table-cell office:value-type="string">
            <text:p>RegressTest - E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table:style-name="Default"/>
          <table:table-cell office:value-type="string">
            <text:p>REG_AIO167_ECM_01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8_ECM_001</text:p>
          </table:table-cell>
          <table:table-cell table:style-name="ce25" office:value-type="string">
            <text:p>RegressTest - ECM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ECM_001</text:p>
          </table:table-cell>
          <table:table-cell table:style-name="ce25" office:value-type="string">
            <text:p>RegressTest - E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ECM_001</text:p>
          </table:table-cell>
          <table:table-cell table:style-name="ce25" office:value-type="string">
            <text:p>RegressTest - E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8_ECM_002</text:p>
          </table:table-cell>
          <table:table-cell office:value-type="string">
            <text:p>RegressTest - ECM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ECM_002</text:p>
          </table:table-cell>
          <table:table-cell office:value-type="string">
            <text:p>RegressTest - E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ECM_002</text:p>
          </table:table-cell>
          <table:table-cell office:value-type="string">
            <text:p>RegressTest - E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8_ECM_003</text:p>
          </table:table-cell>
          <table:table-cell table:style-name="ce25" office:value-type="string">
            <text:p>RegressTest - Content Browser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ECM_003</text:p>
          </table:table-cell>
          <table:table-cell table:style-name="ce25" office:value-type="string">
            <text:p>RegressTest - Content Brows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ECM_003</text:p>
          </table:table-cell>
          <table:table-cell table:style-name="ce25" office:value-type="string">
            <text:p>RegressTest - Content Browse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8_ECM_004</text:p>
          </table:table-cell>
          <table:table-cell office:value-type="string">
            <text:p>RegressTest - ECM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ECM_004</text:p>
          </table:table-cell>
          <table:table-cell office:value-type="string">
            <text:p>RegressTest - E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ECM_004</text:p>
          </table:table-cell>
          <table:table-cell office:value-type="string">
            <text:p>RegressTest - E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8_ECM_005</text:p>
          </table:table-cell>
          <table:table-cell table:style-name="ce25" office:value-type="string">
            <text:p>RegressTest - ECM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ECM_005</text:p>
          </table:table-cell>
          <table:table-cell table:style-name="ce25" office:value-type="string">
            <text:p>RegressTest - E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ECM_005</text:p>
          </table:table-cell>
          <table:table-cell table:style-name="ce25" office:value-type="string">
            <text:p>RegressTest - E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8_ECM_006</text:p>
          </table:table-cell>
          <table:table-cell office:value-type="string">
            <text:p>RegressTest - ECM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ECM_006</text:p>
          </table:table-cell>
          <table:table-cell office:value-type="string">
            <text:p>RegressTest - E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ECM_006</text:p>
          </table:table-cell>
          <table:table-cell office:value-type="string">
            <text:p>RegressTest - E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8_ECM_007</text:p>
          </table:table-cell>
          <table:table-cell table:style-name="ce25" office:value-type="string">
            <text:p>RegressTest - ECM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ECM_007</text:p>
          </table:table-cell>
          <table:table-cell table:style-name="ce25" office:value-type="string">
            <text:p>RegressTest - E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ECM_007</text:p>
          </table:table-cell>
          <table:table-cell table:style-name="ce25" office:value-type="string">
            <text:p>RegressTest - E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8_ECM_008</text:p>
          </table:table-cell>
          <table:table-cell office:value-type="string">
            <text:p>RegressTest - ECM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0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ECM_008</text:p>
          </table:table-cell>
          <table:table-cell office:value-type="string">
            <text:p>RegressTest - E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0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ECM_008</text:p>
          </table:table-cell>
          <table:table-cell office:value-type="string">
            <text:p>RegressTest - E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0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8_ECM_009</text:p>
          </table:table-cell>
          <table:table-cell table:style-name="ce25" office:value-type="string">
            <text:p>RegressTest - ECM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0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ECM_009</text:p>
          </table:table-cell>
          <table:table-cell table:style-name="ce25" office:value-type="string">
            <text:p>RegressTest - E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0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ECM_009</text:p>
          </table:table-cell>
          <table:table-cell table:style-name="ce25" office:value-type="string">
            <text:p>RegressTest - E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0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8_ECM_010</text:p>
          </table:table-cell>
          <table:table-cell office:value-type="string">
            <text:p>RegressTest - ECM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1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ECM_010</text:p>
          </table:table-cell>
          <table:table-cell office:value-type="string">
            <text:p>RegressTest - E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1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ECM_010</text:p>
          </table:table-cell>
          <table:table-cell office:value-type="string">
            <text:p>RegressTest - E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1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8_ECM_011</text:p>
          </table:table-cell>
          <table:table-cell table:style-name="ce25" office:value-type="string">
            <text:p>RegressTest - ECM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1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ECM_011</text:p>
          </table:table-cell>
          <table:table-cell table:style-name="ce25" office:value-type="string">
            <text:p>RegressTest - E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1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ECM_011</text:p>
          </table:table-cell>
          <table:table-cell table:style-name="ce25" office:value-type="string">
            <text:p>RegressTest - E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1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8_ECM_012</text:p>
          </table:table-cell>
          <table:table-cell office:value-type="string">
            <text:p>RegressTest - ECM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1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ECM_012</text:p>
          </table:table-cell>
          <table:table-cell office:value-type="string">
            <text:p>RegressTest - E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1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ECM_012</text:p>
          </table:table-cell>
          <table:table-cell office:value-type="string">
            <text:p>RegressTest - E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1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8_ECM_013</text:p>
          </table:table-cell>
          <table:table-cell table:style-name="ce25" office:value-type="string">
            <text:p>RegressTest - ECM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1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ECM_013</text:p>
          </table:table-cell>
          <table:table-cell table:style-name="ce25" office:value-type="string">
            <text:p>RegressTest - E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1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ECM_013</text:p>
          </table:table-cell>
          <table:table-cell table:style-name="ce25" office:value-type="string">
            <text:p>RegressTest - E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1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8_ECM_014</text:p>
          </table:table-cell>
          <table:table-cell office:value-type="string">
            <text:p>RegressTest - ECM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1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ECM_014</text:p>
          </table:table-cell>
          <table:table-cell office:value-type="string">
            <text:p>RegressTest - E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1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ECM_014</text:p>
          </table:table-cell>
          <table:table-cell office:value-type="string">
            <text:p>RegressTest - ECM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1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8_ECM_015</text:p>
          </table:table-cell>
          <table:table-cell table:style-name="ce25" office:value-type="string">
            <text:p>RegressTest - ECM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1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ECM_015</text:p>
          </table:table-cell>
          <table:table-cell table:style-name="ce25" office:value-type="string">
            <text:p>RegressTest - E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1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ECM_015</text:p>
          </table:table-cell>
          <table:table-cell table:style-name="ce25" office:value-type="string">
            <text:p>RegressTest - ECM</text:p>
          </table:table-cell>
          <table:table-cell office:value-type="string">
            <text:p>Low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1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8_ECM_016</text:p>
          </table:table-cell>
          <table:table-cell office:value-type="string">
            <text:p>RegressTest - ECM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1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ECM_016</text:p>
          </table:table-cell>
          <table:table-cell office:value-type="string">
            <text:p>RegressTest - E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1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ECM_016</text:p>
          </table:table-cell>
          <table:table-cell office:value-type="string">
            <text:p>RegressTest - ECM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1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8_ECM_017</text:p>
          </table:table-cell>
          <table:table-cell table:style-name="ce25" office:value-type="string">
            <text:p>RegressTest - ECM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1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ECM_017</text:p>
          </table:table-cell>
          <table:table-cell table:style-name="ce25" office:value-type="string">
            <text:p>RegressTest - E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1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ECM_017</text:p>
          </table:table-cell>
          <table:table-cell table:style-name="ce25" office:value-type="string">
            <text:p>RegressTest - E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1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8_ECM_018</text:p>
          </table:table-cell>
          <table:table-cell office:value-type="string">
            <text:p>RegressTest - ECM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1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ECM_018</text:p>
          </table:table-cell>
          <table:table-cell office:value-type="string">
            <text:p>RegressTest - E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1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ECM_018</text:p>
          </table:table-cell>
          <table:table-cell office:value-type="string">
            <text:p>RegressTest - ECM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1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8_ECM_019</text:p>
          </table:table-cell>
          <table:table-cell table:style-name="ce25" office:value-type="string">
            <text:p>RegressTest - ECM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1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ECM_019</text:p>
          </table:table-cell>
          <table:table-cell table:style-name="ce25" office:value-type="string">
            <text:p>RegressTest - E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1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ECM_019</text:p>
          </table:table-cell>
          <table:table-cell table:style-name="ce25" office:value-type="string">
            <text:p>RegressTest - E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ECM_01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8_ECM_020</text:p>
          </table:table-cell>
          <table:table-cell office:value-type="string">
            <text:p>RegressTest - ECM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2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ECM_020</text:p>
          </table:table-cell>
          <table:table-cell office:value-type="string">
            <text:p>RegressTest - E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2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ECM_020</text:p>
          </table:table-cell>
          <table:table-cell office:value-type="string">
            <text:p>RegressTest - ECM</text:p>
          </table:table-cell>
          <table:table-cell table:style-name="Default" office:value-type="string">
            <text:p>Low</text:p>
          </table:table-cell>
          <table:table-cell office:value-type="float" office:value="13">
            <text:p>13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ECM_02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8_WCM_001</text:p>
          </table:table-cell>
          <table:table-cell table:style-name="ce25" office:value-type="string">
            <text:p>RegressTest - WCM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WCM_001</text:p>
          </table:table-cell>
          <table:table-cell table:style-name="ce25" office:value-type="string">
            <text:p>RegressTest - W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WCM_001</text:p>
          </table:table-cell>
          <table:table-cell table:style-name="ce25" office:value-type="string">
            <text:p>RegressTest - W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8_WCM_002</text:p>
          </table:table-cell>
          <table:table-cell office:value-type="string">
            <text:p>RegressTest - WCM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WCM_002</text:p>
          </table:table-cell>
          <table:table-cell office:value-type="string">
            <text:p>RegressTest - W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WCM_002</text:p>
          </table:table-cell>
          <table:table-cell office:value-type="string">
            <text:p>RegressTest - W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8_WCM_003</text:p>
          </table:table-cell>
          <table:table-cell table:style-name="ce25" office:value-type="string">
            <text:p>RegressTest - WCM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WCM_003</text:p>
          </table:table-cell>
          <table:table-cell table:style-name="ce25" office:value-type="string">
            <text:p>RegressTest - W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WCM_003</text:p>
          </table:table-cell>
          <table:table-cell table:style-name="ce25" office:value-type="string">
            <text:p>RegressTest - W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8_WCM_004</text:p>
          </table:table-cell>
          <table:table-cell office:value-type="string">
            <text:p>RegressTest - WCM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WCM_004</text:p>
          </table:table-cell>
          <table:table-cell office:value-type="string">
            <text:p>RegressTest - W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WCM_004</text:p>
          </table:table-cell>
          <table:table-cell office:value-type="string">
            <text:p>RegressTest - W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8_WCM_005</text:p>
          </table:table-cell>
          <table:table-cell table:style-name="ce25" office:value-type="string">
            <text:p>RegressTest - Newsletter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WCM_005</text:p>
          </table:table-cell>
          <table:table-cell table:style-name="ce25" office:value-type="string">
            <text:p>RegressTest - Newslette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WCM_005</text:p>
          </table:table-cell>
          <table:table-cell table:style-name="ce25" office:value-type="string">
            <text:p>RegressTest - Newsletter</text:p>
          </table:table-cell>
          <table:table-cell office:value-type="string">
            <text:p>Low</text:p>
          </table:table-cell>
          <table:table-cell table:style-name="ce29" office:value-type="float" office:value="2">
            <text:p>2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8_WCM_006</text:p>
          </table:table-cell>
          <table:table-cell office:value-type="string">
            <text:p>RegressTest - WCM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WCM_006</text:p>
          </table:table-cell>
          <table:table-cell office:value-type="string">
            <text:p>RegressTest - W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WCM_006</text:p>
          </table:table-cell>
          <table:table-cell office:value-type="string">
            <text:p>RegressTest - W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8_WCM_007</text:p>
          </table:table-cell>
          <table:table-cell table:style-name="ce25" office:value-type="string">
            <text:p>RegressTest - WCM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WCM_007</text:p>
          </table:table-cell>
          <table:table-cell table:style-name="ce25" office:value-type="string">
            <text:p>RegressTest - W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WCM_007</text:p>
          </table:table-cell>
          <table:table-cell table:style-name="ce25" office:value-type="string">
            <text:p>RegressTest - W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8_WCM_008</text:p>
          </table:table-cell>
          <table:table-cell office:value-type="string">
            <text:p>RegressTest - WCM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0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WCM_008</text:p>
          </table:table-cell>
          <table:table-cell office:value-type="string">
            <text:p>RegressTest - W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0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WCM_008</text:p>
          </table:table-cell>
          <table:table-cell office:value-type="string">
            <text:p>RegressTest - W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0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8_WCM_009</text:p>
          </table:table-cell>
          <table:table-cell table:style-name="ce25" office:value-type="string">
            <text:p>RegressTest - WCM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0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WCM_009</text:p>
          </table:table-cell>
          <table:table-cell table:style-name="ce25" office:value-type="string">
            <text:p>RegressTest - W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0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WCM_009</text:p>
          </table:table-cell>
          <table:table-cell table:style-name="ce25" office:value-type="string">
            <text:p>RegressTest - W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0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8_WCM_010</text:p>
          </table:table-cell>
          <table:table-cell office:value-type="string">
            <text:p>RegressTest - Language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1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WCM_010</text:p>
          </table:table-cell>
          <table:table-cell office:value-type="string">
            <text:p>RegressTest - Languag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1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WCM_010</text:p>
          </table:table-cell>
          <table:table-cell office:value-type="string">
            <text:p>RegressTest - Languag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1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8_WCM_011</text:p>
          </table:table-cell>
          <table:table-cell table:style-name="ce25" office:value-type="string">
            <text:p>RegressTest - WCM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1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WCM_011</text:p>
          </table:table-cell>
          <table:table-cell table:style-name="ce25" office:value-type="string">
            <text:p>RegressTest - W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1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WCM_011</text:p>
          </table:table-cell>
          <table:table-cell table:style-name="ce25" office:value-type="string">
            <text:p>RegressTest - W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1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8_WCM_012</text:p>
          </table:table-cell>
          <table:table-cell office:value-type="string">
            <text:p>RegressTest - WCM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1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WCM_012</text:p>
          </table:table-cell>
          <table:table-cell office:value-type="string">
            <text:p>RegressTest - W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1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WCM_012</text:p>
          </table:table-cell>
          <table:table-cell office:value-type="string">
            <text:p>RegressTest - W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1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8_WCM_013</text:p>
          </table:table-cell>
          <table:table-cell table:style-name="ce25" office:value-type="string">
            <text:p>RegressTest - WCM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1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WCM_013</text:p>
          </table:table-cell>
          <table:table-cell table:style-name="ce25" office:value-type="string">
            <text:p>RegressTest - W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1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WCM_013</text:p>
          </table:table-cell>
          <table:table-cell table:style-name="ce25" office:value-type="string">
            <text:p>RegressTest - W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1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8_WCM_015</text:p>
          </table:table-cell>
          <table:table-cell office:value-type="string">
            <text:p>RegressTest - SCV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15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WCM_015</text:p>
          </table:table-cell>
          <table:table-cell office:value-type="string">
            <text:p>RegressTest - SCV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15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WCM_015</text:p>
          </table:table-cell>
          <table:table-cell office:value-type="string">
            <text:p>RegressTest - SCV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15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8_WCM_016</text:p>
          </table:table-cell>
          <table:table-cell table:style-name="ce25" office:value-type="string">
            <text:p>RegressTest - CLV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16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WCM_016</text:p>
          </table:table-cell>
          <table:table-cell table:style-name="ce25" office:value-type="string">
            <text:p>RegressTest - CLV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16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WCM_016</text:p>
          </table:table-cell>
          <table:table-cell table:style-name="ce25" office:value-type="string">
            <text:p>RegressTest - CLV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16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8_WCM_017</text:p>
          </table:table-cell>
          <table:table-cell office:value-type="string">
            <text:p>RegressTest - CLV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17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WCM_017</text:p>
          </table:table-cell>
          <table:table-cell office:value-type="string">
            <text:p>RegressTest - CLV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17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WCM_017</text:p>
          </table:table-cell>
          <table:table-cell office:value-type="string">
            <text:p>RegressTest - CLV</text:p>
          </table:table-cell>
          <table:table-cell table:style-name="Default" office:value-type="string">
            <text:p>Low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17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8_WCM_018</text:p>
          </table:table-cell>
          <table:table-cell table:style-name="ce25" office:value-type="string">
            <text:p>RegressTest - Publish</text:p>
          </table:table-cell>
          <table:table-cell office:value-type="string">
            <text:p>High</text:p>
          </table:table-cell>
          <table:table-cell table:style-name="ce29" office:value-type="float" office:value="8">
            <text:p>8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18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WCM_018</text:p>
          </table:table-cell>
          <table:table-cell table:style-name="ce25" office:value-type="string">
            <text:p>RegressTest - Publish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18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8_WCM_018</text:p>
          </table:table-cell>
          <table:table-cell table:style-name="ce25" office:value-type="string">
            <text:p>RegressTest - Publish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8_WCM_018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8_WCM_019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19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WCM_019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19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8_WCM_019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8_WCM_019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9_WCM_001</text:p>
          </table:table-cell>
          <table:table-cell table:style-name="ce25" office:value-type="string">
            <text:p>RegressTest - ECM</text:p>
          </table:table-cell>
          <table:table-cell office:value-type="string">
            <text:p>High</text:p>
          </table:table-cell>
          <table:table-cell table:style-name="ce29" office:value-type="float" office:value="9">
            <text:p>9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9_WCM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9_WCM_001</text:p>
          </table:table-cell>
          <table:table-cell table:style-name="ce25" office:value-type="string">
            <text:p>RegressTest - E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9_WCM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9_WCM_001</text:p>
          </table:table-cell>
          <table:table-cell table:style-name="ce25" office:value-type="string">
            <text:p>RegressTest - E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9_WCM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9_WCM_002</text:p>
          </table:table-cell>
          <table:table-cell office:value-type="string">
            <text:p>RegressTest - WCM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9_WCM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9_WCM_002</text:p>
          </table:table-cell>
          <table:table-cell office:value-type="string">
            <text:p>RegressTest - W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9_WCM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9_WCM_002</text:p>
          </table:table-cell>
          <table:table-cell office:value-type="string">
            <text:p>RegressTest - WCM</text:p>
          </table:table-cell>
          <table:table-cell table:style-name="Default" office:value-type="string">
            <text:p>Low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9_WCM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9_WCM_003</text:p>
          </table:table-cell>
          <table:table-cell table:style-name="ce25" office:value-type="string">
            <text:p>RegressTest - WCM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9_WCM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9_WCM_003</text:p>
          </table:table-cell>
          <table:table-cell table:style-name="ce25" office:value-type="string">
            <text:p>RegressTest - W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9_WCM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9_WCM_003</text:p>
          </table:table-cell>
          <table:table-cell table:style-name="ce25" office:value-type="string">
            <text:p>RegressTest - WCM</text:p>
          </table:table-cell>
          <table:table-cell office:value-type="string">
            <text:p>Low</text:p>
          </table:table-cell>
          <table:table-cell table:style-name="ce29" office:value-type="float" office:value="4">
            <text:p>4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9_WCM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9_WCM_004</text:p>
          </table:table-cell>
          <table:table-cell office:value-type="string">
            <text:p>RegressTest - WCM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9_WCM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9_WCM_004</text:p>
          </table:table-cell>
          <table:table-cell office:value-type="string">
            <text:p>RegressTest - W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9_WCM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9_WCM_004</text:p>
          </table:table-cell>
          <table:table-cell office:value-type="string">
            <text:p>RegressTest - WCM</text:p>
          </table:table-cell>
          <table:table-cell table:style-name="Default" office:value-type="string">
            <text:p>Low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9_WCM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9_WCM_005</text:p>
          </table:table-cell>
          <table:table-cell table:style-name="ce25" office:value-type="string">
            <text:p>RegressTest - WCM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9_WCM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9_WCM_005</text:p>
          </table:table-cell>
          <table:table-cell table:style-name="ce25" office:value-type="string">
            <text:p>RegressTest - W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9_WCM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9_WCM_005</text:p>
          </table:table-cell>
          <table:table-cell table:style-name="ce25" office:value-type="string">
            <text:p>RegressTest - W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9_WCM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9_WCM_006</text:p>
          </table:table-cell>
          <table:table-cell office:value-type="string">
            <text:p>RegressTest - WCM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9_WCM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9_WCM_006</text:p>
          </table:table-cell>
          <table:table-cell office:value-type="string">
            <text:p>RegressTest - W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9_WCM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9_WCM_006</text:p>
          </table:table-cell>
          <table:table-cell office:value-type="string">
            <text:p>RegressTest - WCM</text:p>
          </table:table-cell>
          <table:table-cell table:style-name="Default" office:value-type="string">
            <text:p>Low</text:p>
          </table:table-cell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9_WCM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AIO169_WCM_007</text:p>
          </table:table-cell>
          <table:table-cell table:style-name="ce25" office:value-type="string">
            <text:p>RegressTest - WCM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9_WCM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9_WCM_007</text:p>
          </table:table-cell>
          <table:table-cell table:style-name="ce25" office:value-type="string">
            <text:p>RegressTest - WCM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9_WCM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AIO169_WCM_007</text:p>
          </table:table-cell>
          <table:table-cell table:style-name="ce25" office:value-type="string">
            <text:p>RegressTest - WCM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REG_AIO169_WCM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AIO169_WCM_008</text:p>
          </table:table-cell>
          <table:table-cell office:value-type="string">
            <text:p>RegressTest - WCM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9_WCM_00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9_WCM_008</text:p>
          </table:table-cell>
          <table:table-cell office:value-type="string">
            <text:p>RegressTest - WCM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9_WCM_00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AIO169_WCM_008</text:p>
          </table:table-cell>
          <table:table-cell office:value-type="string">
            <text:p>RegressTest - WCM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REG_AIO169_WCM_00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4_ECMS_001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4_ECM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4_ECMS_001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4_ECM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4_ECMS_001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4_ECM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4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4_ECM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4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4_ECM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4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4_ECM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4_ECMS_003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4_ECMS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4_ECMS_003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4_ECMS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4_ECMS_003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4_ECMS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4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4_ECMS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4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4_ECMS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4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4_ECMS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4_ECMS_005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4_ECMS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4_ECMS_005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4_ECMS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4_ECMS_005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4_ECMS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4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4_ECMS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4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4_ECMS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4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4_ECMS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4_ECMS_007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4_ECMS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4_ECMS_007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4_ECMS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4_ECMS_007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4_ECMS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4_SOC_001</text:p>
          </table:table-cell>
          <table:table-cell office:value-type="string">
            <text:p>RegressTest - People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4_SOC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4_SOC_001</text:p>
          </table:table-cell>
          <table:table-cell office:value-type="string">
            <text:p>RegressTest - Peop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4_SOC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4_SOC_001</text:p>
          </table:table-cell>
          <table:table-cell office:value-type="string">
            <text:p>RegressTest - Peop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4_SOC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4_SOC_002</text:p>
          </table:table-cell>
          <table:table-cell table:style-name="ce25" office:value-type="string">
            <text:p>RegressTest - People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4_SOC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4_SOC_002</text:p>
          </table:table-cell>
          <table:table-cell table:style-name="ce25" office:value-type="string">
            <text:p>RegressTest - Peopl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4_SOC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4_SOC_002</text:p>
          </table:table-cell>
          <table:table-cell table:style-name="ce25" office:value-type="string">
            <text:p>RegressTest - Peopl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4_SOC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4_SOC_003</text:p>
          </table:table-cell>
          <table:table-cell office:value-type="string">
            <text:p>RegressTest - People</text:p>
          </table:table-cell>
          <table:table-cell table:style-name="Default" office:value-type="string">
            <text:p>High</text:p>
          </table:table-cell>
          <table:table-cell office:value-type="float" office:value="7">
            <text:p>7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4_SOC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4_SOC_003</text:p>
          </table:table-cell>
          <table:table-cell office:value-type="string">
            <text:p>RegressTest - Peop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4_SOC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4_SOC_003</text:p>
          </table:table-cell>
          <table:table-cell office:value-type="string">
            <text:p>RegressTest - Peopl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4_SOC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5_CS_001</text:p>
          </table:table-cell>
          <table:table-cell table:style-name="ce25" office:value-type="string">
            <text:p>RegressTest - Calendar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C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CS_001</text:p>
          </table:table-cell>
          <table:table-cell table:style-name="ce25" office:value-type="string">
            <text:p>RegressTest - Calenda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C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CS_001</text:p>
          </table:table-cell>
          <table:table-cell table:style-name="ce25" office:value-type="string">
            <text:p>RegressTest - Calenda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C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5_CS_002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C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CS_002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Medium</text:p>
          </table:table-cell>
          <table:table-cell office:value-type="float" office:value="5">
            <text:p>5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C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CS_002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C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5_ECMS_001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ECMS_001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ECMS_001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5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5_ECMS_003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ECMS_003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ECMS_003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5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5_ECMS_005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ECMS_005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ECMS_005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5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5_ECMS_007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ECMS_007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ECMS_007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5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0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0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0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5_ECMS_009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0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ECMS_009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0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ECMS_009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0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5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1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1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1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5_ECMS_011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1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ECMS_011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3">
            <text:p>3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1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ECMS_011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1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5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1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1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1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5_ECMS_013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1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ECMS_013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2">
            <text:p>2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1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ECMS_013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1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5_ECMS_01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1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ECMS_01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1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ECMS_01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1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5_ECMS_015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1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ECMS_015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1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ECMS_015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1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5_ECMS_016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1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ECMS_016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1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ECMS_016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ECMS_01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5_ECMS_017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1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ECMS_017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1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ECMS_017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ECMS_01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5_EXOGTN_00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5_EXOGTN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EXOGTN_00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5_EXOGTN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EXOGTN_00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5_EXOGTN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5_EXOGTN_002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5_EXOGTN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EXOGTN_002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5_EXOGTN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EXOGTN_002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5_EXOGTN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5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5_PLF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Medium</text:p>
          </table:table-cell>
          <table:table-cell office:value-type="float" office:value="4">
            <text:p>4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5_PLF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5_PLF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5_PLF_002</text:p>
          </table:table-cell>
          <table:table-cell table:style-name="ce25" office:value-type="string">
            <text:p>RegressTest - PLF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5_PLF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PLF_002</text:p>
          </table:table-cell>
          <table:table-cell table:style-name="ce25" office:value-type="string">
            <text:p>RegressTest - PLF</text:p>
          </table:table-cell>
          <table:table-cell office:value-type="string">
            <text:p>Medium</text:p>
          </table:table-cell>
          <table:table-cell table:style-name="ce29"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5_PLF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PLF_002</text:p>
          </table:table-cell>
          <table:table-cell table:style-name="ce25" office:value-type="string">
            <text:p>RegressTest - PLF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5_PLF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5_SOC_001</text:p>
          </table:table-cell>
          <table:table-cell office:value-type="string">
            <text:p>RegressTest - Spac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SOC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SOC_001</text:p>
          </table:table-cell>
          <table:table-cell office:value-type="string">
            <text:p>RegressTest - Space</text:p>
          </table:table-cell>
          <table:table-cell table:style-name="Default" office:value-type="string">
            <text:p>Medium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SOC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SOC_001</text:p>
          </table:table-cell>
          <table:table-cell office:value-type="string">
            <text:p>Regress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SOC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5_SOC_002</text:p>
          </table:table-cell>
          <table:table-cell table:style-name="ce25" office:value-type="string">
            <text:p>RegressTest - Space</text:p>
          </table:table-cell>
          <table:table-cell office:value-type="string">
            <text:p>High</text:p>
          </table:table-cell>
          <table:table-cell table:style-name="ce29" office:value-type="float" office:value="8">
            <text:p>8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SOC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SOC_002</text:p>
          </table:table-cell>
          <table:table-cell table:style-name="ce25" office:value-type="string">
            <text:p>RegressTest -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SOC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SOC_002</text:p>
          </table:table-cell>
          <table:table-cell table:style-name="ce25" office:value-type="string">
            <text:p>RegressTest -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SOC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5_SOC_003</text:p>
          </table:table-cell>
          <table:table-cell office:value-type="string">
            <text:p>RegressTest - Peopl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SOC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SOC_003</text:p>
          </table:table-cell>
          <table:table-cell office:value-type="string">
            <text:p>RegressTest - Peopl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SOC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SOC_003</text:p>
          </table:table-cell>
          <table:table-cell office:value-type="string">
            <text:p>RegressTest - People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SOC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5_SOC_004</text:p>
          </table:table-cell>
          <table:table-cell table:style-name="ce25" office:value-type="string">
            <text:p>RegressTest - Space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SOC_00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SOC_004</text:p>
          </table:table-cell>
          <table:table-cell table:style-name="ce25" office:value-type="string">
            <text:p>RegressTest -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SOC_00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SOC_004</text:p>
          </table:table-cell>
          <table:table-cell table:style-name="ce25" office:value-type="string">
            <text:p>RegressTest -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SOC_00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5_SOC_005</text:p>
          </table:table-cell>
          <table:table-cell office:value-type="string">
            <text:p>RegressTest - Space</text:p>
          </table:table-cell>
          <table:table-cell table:style-name="Default" office:value-type="string">
            <text:p>High</text:p>
          </table:table-cell>
          <table:table-cell office:value-type="float" office:value="7">
            <text:p>7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SOC_005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SOC_005</text:p>
          </table:table-cell>
          <table:table-cell office:value-type="string">
            <text:p>RegressTest -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SOC_005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SOC_005</text:p>
          </table:table-cell>
          <table:table-cell office:value-type="string">
            <text:p>Regress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SOC_005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5_SOC_006</text:p>
          </table:table-cell>
          <table:table-cell table:style-name="ce25" office:value-type="string">
            <text:p>RegressTest - Spac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SOC_006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SOC_006</text:p>
          </table:table-cell>
          <table:table-cell table:style-name="ce25" office:value-type="string">
            <text:p>RegressTest - Space</text:p>
          </table:table-cell>
          <table:table-cell office:value-type="string">
            <text:p>Medium</text:p>
          </table:table-cell>
          <table:table-cell table:style-name="ce29" office:value-type="float" office:value="4">
            <text:p>4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SOC_006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5_SOC_006</text:p>
          </table:table-cell>
          <table:table-cell table:style-name="ce25" office:value-type="string">
            <text:p>RegressTest -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5_SOC_006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5_SOC_007</text:p>
          </table:table-cell>
          <table:table-cell office:value-type="string">
            <text:p>RegressTest - Space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SOC_007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SOC_007</text:p>
          </table:table-cell>
          <table:table-cell office:value-type="string">
            <text:p>RegressTest -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SOC_007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5_SOC_007</text:p>
          </table:table-cell>
          <table:table-cell office:value-type="string">
            <text:p>Regress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REG_PLF305_SOC_007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6_CS_001</text:p>
          </table:table-cell>
          <table:table-cell table:style-name="ce25" office:value-type="string">
            <text:p>RegressTest - Chat</text:p>
          </table:table-cell>
          <table:table-cell office:value-type="string">
            <text:p>High</text:p>
          </table:table-cell>
          <table:table-cell table:style-name="ce29" office:value-type="float" office:value="18">
            <text:p>18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6_C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CS_001</text:p>
          </table:table-cell>
          <table:table-cell table:style-name="ce25" office:value-type="string">
            <text:p>RegressTest - Cha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6_C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CS_001</text:p>
          </table:table-cell>
          <table:table-cell table:style-name="ce25" office:value-type="string">
            <text:p>RegressTest - Cha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6_C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6_CS_002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6_C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CS_002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6_C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CS_002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6_C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6_CS_003</text:p>
          </table:table-cell>
          <table:table-cell table:style-name="ce25" office:value-type="string">
            <text:p>RegressTest - Calendar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6_CS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CS_003</text:p>
          </table:table-cell>
          <table:table-cell table:style-name="ce25" office:value-type="string">
            <text:p>RegressTest - Calenda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6_CS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CS_003</text:p>
          </table:table-cell>
          <table:table-cell table:style-name="ce25" office:value-type="string">
            <text:p>RegressTest - Calenda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6_CS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6_CS_004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6_CS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CS_004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6_CS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CS_004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6_CS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6_CS_005</text:p>
          </table:table-cell>
          <table:table-cell table:style-name="ce25" office:value-type="string">
            <text:p>RegressTest - Calendar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6_CS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CS_005</text:p>
          </table:table-cell>
          <table:table-cell table:style-name="ce25" office:value-type="string">
            <text:p>RegressTest - Calenda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6_CS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CS_005</text:p>
          </table:table-cell>
          <table:table-cell table:style-name="ce25" office:value-type="string">
            <text:p>RegressTest - Calenda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6_CS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6_CS_006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High</text:p>
          </table:table-cell>
          <table:table-cell office:value-type="float" office:value="9">
            <text:p>9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6_CS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CS_006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6_CS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CS_006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6_CS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6_CS_007</text:p>
          </table:table-cell>
          <table:table-cell table:style-name="ce25" office:value-type="string">
            <text:p>RegressTest - Calendar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6_CS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CS_007</text:p>
          </table:table-cell>
          <table:table-cell table:style-name="ce25" office:value-type="string">
            <text:p>RegressTest - Calendar</text:p>
          </table:table-cell>
          <table:table-cell office:value-type="string">
            <text:p>Medium</text:p>
          </table:table-cell>
          <table:table-cell table:style-name="ce29" office:value-type="float" office:value="9">
            <text:p>9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6_CS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CS_007</text:p>
          </table:table-cell>
          <table:table-cell table:style-name="ce25" office:value-type="string">
            <text:p>RegressTest - Calenda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6_CS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6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ECMS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ECMS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ECMS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6_ECMS_002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6_ECMS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ECMS_002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6_ECMS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ECMS_002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6_ECMS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6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ECMS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ECMS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ECMS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6_ECMS_004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6_ECMS_00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ECMS_004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4">
            <text:p>4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6_ECMS_00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ECMS_004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6_ECMS_00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6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ECMS_005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ECMS_005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ECMS_005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6_ECMS_006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6_ECMS_006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ECMS_006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3">
            <text:p>3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6_ECMS_006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ECMS_006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6_ECMS_006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6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ECMS_007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ECMS_007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ECMS_007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6_ECMS_008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6_ECMS_008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ECMS_008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5">
            <text:p>5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6_ECMS_008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ECMS_008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6_ECMS_008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6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ECMS_009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ECMS_009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ECMS_009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6_ECMS_010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6_ECMS_010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ECMS_010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6_ECMS_010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ECMS_010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6_ECMS_010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6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ECMS_01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ECMS_01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ECMS_01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6_ECMS_012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6_ECMS_01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ECMS_012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6_ECMS_01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ECMS_012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6_ECMS_01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6_ECMS_013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ECMS_01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ECMS_013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ECMS_01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ECMS_013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6_ECMS_01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6_ECMS_014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6_ECMS_01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ECMS_014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6_ECMS_01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ECMS_014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6_ECMS_01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6_EXOGTN_00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EXOGTN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EXOGTN_00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EXOGTN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EXOGTN_00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EXOGTN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6_EXOGTN_002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REG_PLF306_EXOGTN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EXOGTN_002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4">
            <text:p>4</text:p>
          </table:table-cell>
          <table:table-cell/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REG_PLF306_EXOGTN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EXOGTN_002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/>
          <table:table-cell table:number-columns-repeated="2"/>
          <table:table-cell table:style-name="ce25" office:value-type="string">
            <text:p>REG_PLF306_EXOGTN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6_EXOGTN_003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EXOGTN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EXOGTN_003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2">
            <text:p>2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EXOGTN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EXOGTN_003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EXOGTN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6_EXOGTN_004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6_EXOGTN_00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EXOGTN_004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6_EXOGTN_00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EXOGTN_004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6_EXOGTN_00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6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High</text:p>
          </table:table-cell>
          <table:table-cell office:value-type="float" office:value="8">
            <text:p>8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PLF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PLF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PLF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6_PLF_002</text:p>
          </table:table-cell>
          <table:table-cell table:style-name="ce25" office:value-type="string">
            <text:p>RegressTest - PLF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6_PLF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PLF_002</text:p>
          </table:table-cell>
          <table:table-cell table:style-name="ce25" office:value-type="string">
            <text:p>RegressTest - PLF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6_PLF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PLF_002</text:p>
          </table:table-cell>
          <table:table-cell table:style-name="ce25" office:value-type="string">
            <text:p>RegressTest - PLF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6_PLF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6_PLF_003</text:p>
          </table:table-cell>
          <table:table-cell office:value-type="string">
            <text:p>RegressTest - PLF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PLF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PLF_003</text:p>
          </table:table-cell>
          <table:table-cell office:value-type="string">
            <text:p>RegressTest - PLF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PLF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PLF_003</text:p>
          </table:table-cell>
          <table:table-cell office:value-type="string">
            <text:p>RegressTest - PLF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6_PLF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6_SOC_001</text:p>
          </table:table-cell>
          <table:table-cell table:style-name="ce25" office:value-type="string">
            <text:p>RegressTest - People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6_SOC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SOC_001</text:p>
          </table:table-cell>
          <table:table-cell table:style-name="ce25" office:value-type="string">
            <text:p>RegressTest - Peopl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6_SOC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6_SOC_001</text:p>
          </table:table-cell>
          <table:table-cell table:style-name="ce25" office:value-type="string">
            <text:p>RegressTest - Peopl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REG_PLF306_SOC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6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style-name="Default"/>
          <table:table-cell/>
          <table:table-cell table:style-name="ce25" office:value-type="string">
            <text:p>x</text:p>
          </table:table-cell>
          <table:table-cell/>
          <table:table-cell table:style-name="Default"/>
          <table:table-cell office:value-type="string">
            <text:p>REG_PLF306_SOC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25" office:value-type="string">
            <text:p>x</text:p>
          </table:table-cell>
          <table:table-cell/>
          <table:table-cell table:style-name="Default"/>
          <table:table-cell office:value-type="string">
            <text:p>REG_PLF306_SOC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6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table:style-name="ce25" office:value-type="string">
            <text:p>x</text:p>
          </table:table-cell>
          <table:table-cell/>
          <table:table-cell table:style-name="Default"/>
          <table:table-cell office:value-type="string">
            <text:p>REG_PLF306_SOC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7_CS_001</text:p>
          </table:table-cell>
          <table:table-cell table:style-name="ce25" office:value-type="string">
            <text:p>RegressTest - Calendar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7_C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CS_001</text:p>
          </table:table-cell>
          <table:table-cell table:style-name="ce25" office:value-type="string">
            <text:p>RegressTest - Calendar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7_C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CS_001</text:p>
          </table:table-cell>
          <table:table-cell table:style-name="ce25" office:value-type="string">
            <text:p>RegressTest - Calendar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7_C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7_CS_002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7_C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CS_002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7_C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CS_002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7_C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7_CS_003</text:p>
          </table:table-cell>
          <table:table-cell table:style-name="ce25" office:value-type="string">
            <text:p>RegressTest - Mail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7_CS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CS_003</text:p>
          </table:table-cell>
          <table:table-cell table:style-name="ce25" office:value-type="string">
            <text:p>RegressTest - Mail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7_CS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CS_003</text:p>
          </table:table-cell>
          <table:table-cell table:style-name="ce25" office:value-type="string">
            <text:p>RegressTest - Mail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7_CS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7_CS_004</text:p>
          </table:table-cell>
          <table:table-cell office:value-type="string">
            <text:p>RegressTest - Mail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7_CS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CS_004</text:p>
          </table:table-cell>
          <table:table-cell office:value-type="string">
            <text:p>RegressTest - Mail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7_CS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CS_004</text:p>
          </table:table-cell>
          <table:table-cell office:value-type="string">
            <text:p>RegressTest - Mail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7_CS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7_CS_005</text:p>
          </table:table-cell>
          <table:table-cell table:style-name="ce25" office:value-type="string">
            <text:p>RegressTest - Cha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7_CS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CS_005</text:p>
          </table:table-cell>
          <table:table-cell table:style-name="ce25" office:value-type="string">
            <text:p>RegressTest - Chat</text:p>
          </table:table-cell>
          <table:table-cell office:value-type="string">
            <text:p>Medium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7_CS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CS_005</text:p>
          </table:table-cell>
          <table:table-cell table:style-name="ce25" office:value-type="string">
            <text:p>RegressTest - Cha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7_CS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7_CS_006</text:p>
          </table:table-cell>
          <table:table-cell office:value-type="string">
            <text:p>RegressTest - Chat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7_CS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CS_006</text:p>
          </table:table-cell>
          <table:table-cell office:value-type="string">
            <text:p>RegressTest - Cha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7_CS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CS_006</text:p>
          </table:table-cell>
          <table:table-cell office:value-type="string">
            <text:p>RegressTest - Chat</text:p>
          </table:table-cell>
          <table:table-cell table:style-name="Default" office:value-type="string">
            <text:p>Low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3"/>
          <table:table-cell office:value-type="string">
            <text:p>x</text:p>
          </table:table-cell>
          <table:table-cell office:value-type="string">
            <text:p>REG_PLF307_CS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7_CS_007</text:p>
          </table:table-cell>
          <table:table-cell table:style-name="ce25" office:value-type="string">
            <text:p>RegressTest - Chat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7_CS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CS_007</text:p>
          </table:table-cell>
          <table:table-cell table:style-name="ce25" office:value-type="string">
            <text:p>RegressTest - Cha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7_CS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CS_007</text:p>
          </table:table-cell>
          <table:table-cell table:style-name="ce25" office:value-type="string">
            <text:p>RegressTest - Chat</text:p>
          </table:table-cell>
          <table:table-cell office:value-type="string">
            <text:p>Low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3"/>
          <table:table-cell office:value-type="string">
            <text:p>x</text:p>
          </table:table-cell>
          <table:table-cell table:style-name="ce25" office:value-type="string">
            <text:p>REG_PLF307_CS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7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CMS_00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7_ECMS_002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CMS_002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CMS_002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7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CMS_003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7_ECMS_004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0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CMS_004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0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CMS_004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0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7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05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05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CMS_005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05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7_ECMS_006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06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CMS_006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06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CMS_006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06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7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07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07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CMS_007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07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7_ECMS_008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08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CMS_008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08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CMS_008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08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7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09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09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CMS_009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09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7_ECMS_010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10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CMS_010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10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CMS_010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10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7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CMS_01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7_ECMS_012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1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CMS_012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1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CMS_012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1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7_ECMS_013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CMS_013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CMS_013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7_ECMS_014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1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CMS_014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1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CMS_014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1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7_ECMS_015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5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CMS_015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5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CMS_015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5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7_ECMS_016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16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CMS_016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16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CMS_016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16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7_ECMS_017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7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CMS_017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7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CMS_017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7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7_ECMS_018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18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CMS_018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18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CMS_018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CMS_018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7_ECMS_019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9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CMS_019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9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CMS_019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CMS_019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7_EXOGTN_001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XOGTN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XOGTN_001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XOGTN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XOGTN_001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XOGTN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7_EXOGTN_00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XOGTN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XOGTN_00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XOGTN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XOGTN_00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XOGTN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7_EXOGTN_003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XOGTN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XOGTN_003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XOGTN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XOGTN_003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XOGTN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7_EXOGTN_00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XOGTN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XOGTN_00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XOGTN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XOGTN_00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XOGTN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7_EXOGTN_005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XOGTN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XOGTN_005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XOGTN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EXOGTN_005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EXOGTN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7_EXOGTN_006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XOGTN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XOGTN_006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XOGTN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EXOGTN_006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EXOGTN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7_SOC_001</text:p>
          </table:table-cell>
          <table:table-cell table:style-name="ce25" office:value-type="string">
            <text:p>RegressTest - Spac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SOC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SOC_001</text:p>
          </table:table-cell>
          <table:table-cell table:style-name="ce25" office:value-type="string">
            <text:p>RegressTest - Space</text:p>
          </table:table-cell>
          <table:table-cell office:value-type="string">
            <text:p>Medium</text:p>
          </table:table-cell>
          <table:table-cell table:style-name="ce29" office:value-type="float" office:value="5">
            <text:p>5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SOC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7_SOC_001</text:p>
          </table:table-cell>
          <table:table-cell table:style-name="ce25" office:value-type="string">
            <text:p>RegressTest -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7_SOC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7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SOC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Medium</text:p>
          </table:table-cell>
          <table:table-cell office:value-type="float" office:value="9">
            <text:p>9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SOC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7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7_SOC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8_CS_001</text:p>
          </table:table-cell>
          <table:table-cell table:style-name="ce25" office:value-type="string">
            <text:p>RegressTest - Chat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C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CS_001</text:p>
          </table:table-cell>
          <table:table-cell table:style-name="ce25" office:value-type="string">
            <text:p>RegressTest - Cha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C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CS_001</text:p>
          </table:table-cell>
          <table:table-cell table:style-name="ce25" office:value-type="string">
            <text:p>RegressTest - Cha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C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8_CS_002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C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8_CS_002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C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8_CS_002</text:p>
          </table:table-cell>
          <table:table-cell office:value-type="string">
            <text:p>RegressTest - Calendar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C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8_ECMS_001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ECMS_001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ECMS_001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8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8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8_ECMS_00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8_ECMS_003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ECMS_003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ECMS_003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8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8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8_ECMS_00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8_ECMS_005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ECMS_005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ECMS_005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0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8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8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8_ECMS_006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0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8_ECMS_007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ECMS_007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ECMS_007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0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8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0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8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0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8_ECMS_008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08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8_ECMS_009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0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ECMS_009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0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ECMS_009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09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8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1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8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1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8_ECMS_010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10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8_ECMS_011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1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ECMS_011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2">
            <text:p>2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1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ECMS_011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1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8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1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8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1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8_ECMS_01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1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8_ECMS_013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1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ECMS_013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3">
            <text:p>3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1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ECMS_013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1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8_ECMS_01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1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8_ECMS_01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1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8_ECMS_01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1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8_ECMS_015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1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ECMS_015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1">
            <text:p>1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1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ECMS_015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15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8_ECMS_016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1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8_ECMS_016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2">
            <text:p>2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1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8_ECMS_016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REG_PLF308_ECMS_016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8_ECMS_017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1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ECMS_017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6">
            <text:p>6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1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ECMS_017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2"/>
          <table:table-cell office:value-type="string">
            <text:p>x</text:p>
          </table:table-cell>
          <table:table-cell/>
          <table:table-cell table:style-name="ce25" office:value-type="string">
            <text:p>REG_PLF308_ECMS_017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8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8_PLF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8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8_PLF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8_PLF_001</text:p>
          </table:table-cell>
          <table:table-cell office:value-type="string">
            <text:p>RegressTest - PLF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8_PLF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8_SOC_001</text:p>
          </table:table-cell>
          <table:table-cell table:style-name="ce25" office:value-type="string">
            <text:p>RegressTest - Space</text:p>
          </table:table-cell>
          <table:table-cell office:value-type="string">
            <text:p>High</text:p>
          </table:table-cell>
          <table:table-cell table:style-name="ce29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8_SOC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SOC_001</text:p>
          </table:table-cell>
          <table:table-cell table:style-name="ce25" office:value-type="string">
            <text:p>RegressTest - Spac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8_SOC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SOC_001</text:p>
          </table:table-cell>
          <table:table-cell table:style-name="ce25" office:value-type="string">
            <text:p>RegressTest -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8_SOC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308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8_SOC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8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8_SOC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308_SOC_002</text:p>
          </table:table-cell>
          <table:table-cell office:value-type="string">
            <text:p>RegressTest - Spac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308_SOC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308_SOC_003</text:p>
          </table:table-cell>
          <table:table-cell table:style-name="ce25" office:value-type="string">
            <text:p>RegressTest - Space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8_SOC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SOC_003</text:p>
          </table:table-cell>
          <table:table-cell table:style-name="ce25" office:value-type="string">
            <text:p>RegressTest - Space</text:p>
          </table:table-cell>
          <table:table-cell office:value-type="string">
            <text:p>Medium</text:p>
          </table:table-cell>
          <table:table-cell table:style-name="ce29" office:value-type="float" office:value="2">
            <text:p>2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8_SOC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308_SOC_003</text:p>
          </table:table-cell>
          <table:table-cell table:style-name="ce25" office:value-type="string">
            <text:p>RegressTest - Spac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308_SOC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_214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_214_KS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_214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3">
            <text:p>3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_214_KS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_214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_214_KS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_214_KS_002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_214_KS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_214_KS_002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_214_KS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_214_KS_002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_214_KS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_215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9">
            <text:p>9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_215_KS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_215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_215_KS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_215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_215_KS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_215_KS_002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7">
            <text:p>7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_215_KS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_215_KS_002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_215_KS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_215_KS_002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_215_KS_002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_215_KS_003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_215_KS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_215_KS_003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_215_KS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_215_KS_003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_215_KS_003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_215_KS_004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_215_KS_00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_215_KS_004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_215_KS_00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_215_KS_004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_215_KS_004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_216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_216_KS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_216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1">
            <text:p>1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_216_KS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_216_KS_001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_216_KS_001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_218_KS_001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_218_K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_218_KS_001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_218_K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_218_KS_001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_218_KS_001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_218_KS_002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_218_K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_218_KS_002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_218_K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_218_KS_002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_218_KS_002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REG_PLF_218_KS_003</text:p>
          </table:table-cell>
          <table:table-cell table:style-name="ce25" office:value-type="string">
            <text:p>RegressTest - </text:p>
          </table:table-cell>
          <table:table-cell office:value-type="string">
            <text:p>High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_218_KS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_218_KS_003</text:p>
          </table:table-cell>
          <table:table-cell table:style-name="ce25" office:value-type="string">
            <text:p>RegressTest - </text:p>
          </table:table-cell>
          <table:table-cell office:value-type="string">
            <text:p>Medium</text:p>
          </table:table-cell>
          <table:table-cell table:style-name="ce29" office:value-type="float" office:value="4">
            <text:p>4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_218_KS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REG_PLF_218_KS_003</text:p>
          </table:table-cell>
          <table:table-cell table:style-name="ce25" office:value-type="string">
            <text:p>RegressTest - 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REG_PLF_218_KS_003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REG_PLF_218_KS_004</text:p>
          </table:table-cell>
          <table:table-cell office:value-type="string">
            <text:p>RegressTest - </text:p>
          </table:table-cell>
          <table:table-cell table:style-name="Default" office:value-type="string">
            <text:p>High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_218_KS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_218_KS_004</text:p>
          </table:table-cell>
          <table:table-cell office:value-type="string">
            <text:p>RegressTest - </text:p>
          </table:table-cell>
          <table:table-cell table:style-name="Default" office:value-type="string">
            <text:p>Medium</text:p>
          </table:table-cell>
          <table:table-cell office:value-type="float" office:value="6">
            <text:p>6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_218_KS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REG_PLF_218_KS_004</text:p>
          </table:table-cell>
          <table:table-cell office:value-type="string">
            <text:p>RegressTest - 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REG_PLF_218_KS_004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USR_PLF_BUI_AIW_01</text:p>
          </table:table-cell>
          <table:table-cell table:style-name="ce25" office:value-type="string">
            <text:p>UserStories - Builtin_UI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BUItin UI\Acme Industry Website\Acme Industry Social Intranet\Intranet welcome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BUI_AIW_01</text:p>
          </table:table-cell>
          <table:table-cell table:style-name="ce25" office:value-type="string">
            <text:p>UserStories - Builtin_UI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BUItin UI\Acme Industry Website\Acme Industry Social Intranet\Intranet welcome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BUI_AIW_01</text:p>
          </table:table-cell>
          <table:table-cell table:style-name="ce25" office:value-type="string">
            <text:p>UserStories - Builtin_UI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BUItin UI\Acme Industry Website\Acme Industry Social Intranet\Intranet welcome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USR_PLF_BUI_AIW_02</text:p>
          </table:table-cell>
          <table:table-cell office:value-type="string">
            <text:p>UserStories - Builtin_UI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BUItin UI\Acme Industry Website\Acme Industry Social Intranet\Access to Social Spaces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BUI_AIW_02</text:p>
          </table:table-cell>
          <table:table-cell office:value-type="string">
            <text:p>UserStories - Builtin_UI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BUItin UI\Acme Industry Website\Acme Industry Social Intranet\Access to Social Spaces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BUI_AIW_02</text:p>
          </table:table-cell>
          <table:table-cell office:value-type="string">
            <text:p>UserStories - Builtin_UI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BUItin UI\Acme Industry Website\Acme Industry Social Intranet\Access to Social Spaces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USR_PLF_BUI_AIW_03</text:p>
          </table:table-cell>
          <table:table-cell table:style-name="ce25" office:value-type="string">
            <text:p>UserStories - Builtin_UI</text:p>
          </table:table-cell>
          <table:table-cell office:value-type="string">
            <text:p>High</text:p>
          </table:table-cell>
          <table:table-cell table:style-name="ce29" office:value-type="float" office:value="11">
            <text:p>11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BUItin UI\Acme Industry Website\Acme Industry Social Intranet\Access to activity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BUI_AIW_03</text:p>
          </table:table-cell>
          <table:table-cell table:style-name="ce25" office:value-type="string">
            <text:p>UserStories - Builtin_UI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BUItin UI\Acme Industry Website\Acme Industry Social Intranet\Access to activity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BUI_AIW_03</text:p>
          </table:table-cell>
          <table:table-cell table:style-name="ce25" office:value-type="string">
            <text:p>UserStories - Builtin_UI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BUItin UI\Acme Industry Website\Acme Industry Social Intranet\Access to activity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USR_PLF_BUI_WEL_01</text:p>
          </table:table-cell>
          <table:table-cell office:value-type="string">
            <text:p>UserStories - Builtin_UI</text:p>
          </table:table-cell>
          <table:table-cell table:style-name="Default" office:value-type="string">
            <text:p>High</text:p>
          </table:table-cell>
          <table:table-cell office:value-type="float" office:value="8">
            <text:p>8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Buitin UI\Product Welcome Page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BUI_WEL_01</text:p>
          </table:table-cell>
          <table:table-cell office:value-type="string">
            <text:p>UserStories - Builtin_UI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Buitin UI\Product Welcome Page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BUI_WEL_01</text:p>
          </table:table-cell>
          <table:table-cell office:value-type="string">
            <text:p>UserStories - Builtin_UI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3"/>
          <table:table-cell table:style-name="Default"/>
          <table:table-cell office:value-type="string">
            <text:p>Buitin UI\Product Welcome Page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USR_PLF_INT_ANS_01</text:p>
          </table:table-cell>
          <table:table-cell table:style-name="ce25" office:value-type="string">
            <text:p>UserStories - Integration_Features/CS</text:p>
          </table:table-cell>
          <table:table-cell office:value-type="string">
            <text:p>High</text:p>
          </table:table-cell>
          <table:table-cell table:style-name="ce29" office:value-type="float" office:value="6">
            <text:p>6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Integration Features\KS\Space Answers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INT_ANS_01</text:p>
          </table:table-cell>
          <table:table-cell table:style-name="ce25" office:value-type="string">
            <text:p>UserStories - Integration_Features/C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Integration Features\KS\Space Answers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INT_ANS_01</text:p>
          </table:table-cell>
          <table:table-cell table:style-name="ce25" office:value-type="string">
            <text:p>UserStories - Integration_Features/C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 office:value-type="string">
            <text:p>x</text:p>
          </table:table-cell>
          <table:table-cell table:style-name="ce25" table:number-columns-repeated="3"/>
          <table:table-cell/>
          <table:table-cell table:style-name="ce25" office:value-type="string">
            <text:p>Integration Features\KS\Space Answers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USR_PLF_INT_ANS_02</text:p>
          </table:table-cell>
          <table:table-cell office:value-type="string">
            <text:p>UserStories - Integration_Features/CS</text:p>
          </table:table-cell>
          <table:table-cell table:style-name="Default" office:value-type="string">
            <text:p>High</text:p>
          </table:table-cell>
          <table:table-cell office:value-type="float" office:value="15">
            <text:p>15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Integration Features\KS\Publish Answers Activities in Stream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INT_ANS_02</text:p>
          </table:table-cell>
          <table:table-cell office:value-type="string">
            <text:p>UserStories - Integration_Features/C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Integration Features\KS\Publish Answers Activities in Stream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INT_ANS_02</text:p>
          </table:table-cell>
          <table:table-cell office:value-type="string">
            <text:p>UserStories - Integration_Features/C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Integration Features\KS\Publish Answers Activities in Stream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USR_PLF_INT_CAL_01</text:p>
          </table:table-cell>
          <table:table-cell table:style-name="ce25" office:value-type="string">
            <text:p>UserStories - Integration_Features/CS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Integration Features\CS\Space Calendar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INT_CAL_01</text:p>
          </table:table-cell>
          <table:table-cell table:style-name="ce25" office:value-type="string">
            <text:p>UserStories - Integration_Features/C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Integration Features\CS\Space Calendar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INT_CAL_01</text:p>
          </table:table-cell>
          <table:table-cell table:style-name="ce25" office:value-type="string">
            <text:p>UserStories - Integration_Features/C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Integration Features\CS\Space Calendar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USR_PLF_INT_CAL_02</text:p>
          </table:table-cell>
          <table:table-cell office:value-type="string">
            <text:p>UserStories - Integration_Features/CS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Integration Features\CS\Publish Calendar Activities in Stream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INT_CAL_02</text:p>
          </table:table-cell>
          <table:table-cell office:value-type="string">
            <text:p>UserStories - Integration_Features/C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Integration Features\CS\Publish Calendar Activities in Stream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INT_CAL_02</text:p>
          </table:table-cell>
          <table:table-cell office:value-type="string">
            <text:p>UserStories - Integration_Features/C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Integration Features\CS\Publish Calendar Activities in Stream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USR_PLF_INT_CON_01</text:p>
          </table:table-cell>
          <table:table-cell table:style-name="ce25" office:value-type="string">
            <text:p>UserStories - Integration_Features/Content</text:p>
          </table:table-cell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Integration Features\Content\Browse WCM via CMIS\Install CMIS Expert gadget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INT_CON_01</text:p>
          </table:table-cell>
          <table:table-cell table:style-name="ce25" office:value-type="string">
            <text:p>UserStories - Integration_Features/Content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Integration Features\Content\Browse WCM via CMIS\Install CMIS Expert gadget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INT_CON_01</text:p>
          </table:table-cell>
          <table:table-cell table:style-name="ce25" office:value-type="string">
            <text:p>UserStories - Integration_Features/Content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Integration Features\Content\Browse WCM via CMIS\Install CMIS Expert gadget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USR_PLF_INT_CON_02</text:p>
          </table:table-cell>
          <table:table-cell office:value-type="string">
            <text:p>UserStories - Integration_Features/Content</text:p>
          </table:table-cell>
          <table:table-cell table:style-name="Default" office:value-type="string">
            <text:p>High</text:p>
          </table:table-cell>
          <table:table-cell office:value-type="float" office:value="3">
            <text:p>3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Integration Features\Content\Browse Drives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INT_CON_02</text:p>
          </table:table-cell>
          <table:table-cell office:value-type="string">
            <text:p>UserStories - Integration_Features/Content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Integration Features\Content\Browse Drives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INT_CON_02</text:p>
          </table:table-cell>
          <table:table-cell office:value-type="string">
            <text:p>UserStories - Integration_Features/Content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Integration Features\Content\Browse Drives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USR_PLF_INT_CON_03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Integration Features\Content\Follow Symlinks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INT_CON_03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Integration Features\Content\Follow Symlinks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INT_CON_03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Integration Features\Content\Follow Symlinks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USR_PLF_INT_CON_04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8">
            <text:p>8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Integration Features\Content\Browse Categories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INT_CON_04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Integration Features\Content\Browse Categories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INT_CON_04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Integration Features\Content\Browse Categories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USR_PLF_INT_CON_05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5">
            <text:p>5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Integration Features\Content\Versioning Document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INT_CON_05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Integration Features\Content\Versioning Document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INT_CON_05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Integration Features\Content\Versioning Document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USR_PLF_INT_CON_06</text:p>
          </table:table-cell>
          <table:table-cell/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Integration Features\Content\Query test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INT_CON_06</text:p>
          </table:table-cell>
          <table:table-cell/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Integration Features\Content\Query test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INT_CON_06</text:p>
          </table:table-cell>
          <table:table-cell/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Integration Features\Content\Query test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USR_PLF_INT_CON_07</text:p>
          </table:table-cell>
          <table:table-cell table:style-name="ce25"/>
          <table:table-cell office:value-type="string">
            <text:p>High</text:p>
          </table:table-cell>
          <table:table-cell table:style-name="ce29" office:value-type="float" office:value="8">
            <text:p>8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Integration Features\Content\Modify template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INT_CON_07</text:p>
          </table:table-cell>
          <table:table-cell table:style-name="ce25"/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Integration Features\Content\Modify template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INT_CON_07</text:p>
          </table:table-cell>
          <table:table-cell table:style-name="ce25"/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Integration Features\Content\Modify template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USR_PLF_INT_FOR_01</text:p>
          </table:table-cell>
          <table:table-cell office:value-type="string">
            <text:p>UserStories - Integration_Features/CS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Integration Features\KS\Space Forum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INT_FOR_01</text:p>
          </table:table-cell>
          <table:table-cell office:value-type="string">
            <text:p>UserStories - Integration_Features/C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Integration Features\KS\Space Forum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INT_FOR_01</text:p>
          </table:table-cell>
          <table:table-cell office:value-type="string">
            <text:p>UserStories - Integration_Features/C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Integration Features\KS\Space Forum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USR_PLF_INT_FOR_02</text:p>
          </table:table-cell>
          <table:table-cell table:style-name="ce25" office:value-type="string">
            <text:p>UserStories - Integration_Features/CS</text:p>
          </table:table-cell>
          <table:table-cell office:value-type="string">
            <text:p>High</text:p>
          </table:table-cell>
          <table:table-cell table:style-name="ce29" office:value-type="float" office:value="7">
            <text:p>7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Integration Features\KS\Publish Forum Activities in Stream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INT_FOR_02</text:p>
          </table:table-cell>
          <table:table-cell table:style-name="ce25" office:value-type="string">
            <text:p>UserStories - Integration_Features/CS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Integration Features\KS\Publish Forum Activities in Stream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INT_FOR_02</text:p>
          </table:table-cell>
          <table:table-cell table:style-name="ce25" office:value-type="string">
            <text:p>UserStories - Integration_Features/CS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office:value-type="string">
            <text:p>x</text:p>
          </table:table-cell>
          <table:table-cell table:style-name="ce25" table:number-columns-repeated="2"/>
          <table:table-cell/>
          <table:table-cell table:style-name="ce25" office:value-type="string">
            <text:p>Integration Features\KS\Publish Forum Activities in Stream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USR_PLF_INT_IDE_01</text:p>
          </table:table-cell>
          <table:table-cell office:value-type="string">
            <text:p>UserStories - Integration_Features/IDE</text:p>
          </table:table-cell>
          <table:table-cell table:style-name="Default" office:value-type="string">
            <text:p>High</text:p>
          </table:table-cell>
          <table:table-cell office:value-type="float" office:value="16">
            <text:p>16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Integration Features\IDE\Develop WCM Templates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INT_IDE_01</text:p>
          </table:table-cell>
          <table:table-cell office:value-type="string">
            <text:p>UserStories - Integration_Features/I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Integration Features\IDE\Develop WCM Templates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INT_IDE_01</text:p>
          </table:table-cell>
          <table:table-cell office:value-type="string">
            <text:p>UserStories - Integration_Features/I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office:value-type="string">
            <text:p>x</text:p>
          </table:table-cell>
          <table:table-cell table:number-columns-repeated="2"/>
          <table:table-cell table:style-name="Default"/>
          <table:table-cell office:value-type="string">
            <text:p>Integration Features\IDE\Develop WCM Templates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USR_PLF_INT_IDE_02</text:p>
          </table:table-cell>
          <table:table-cell table:style-name="ce25" office:value-type="string">
            <text:p>UserStories - Integration_Features/IDE</text:p>
          </table:table-cell>
          <table:table-cell office:value-type="string">
            <text:p>High</text:p>
          </table:table-cell>
          <table:table-cell table:style-name="ce29" office:value-type="float" office:value="7">
            <text:p>7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Integration Features\IDE\Develop Gadgets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INT_IDE_02</text:p>
          </table:table-cell>
          <table:table-cell table:style-name="ce25" office:value-type="string">
            <text:p>UserStories - Integration_Features/I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Integration Features\IDE\Develop Gadgets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INT_IDE_02</text:p>
          </table:table-cell>
          <table:table-cell table:style-name="ce25" office:value-type="string">
            <text:p>UserStories - Integration_Features/I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Integration Features\IDE\Develop Gadgets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USR_PLF_INT_IDE_03</text:p>
          </table:table-cell>
          <table:table-cell office:value-type="string">
            <text:p>UserStories - Integration_Features/IDE</text:p>
          </table:table-cell>
          <table:table-cell table:style-name="Default" office:value-type="string">
            <text:p>High</text:p>
          </table:table-cell>
          <table:table-cell office:value-type="float" office:value="8">
            <text:p>8</text:p>
          </table:table-cell>
          <table:table-cell table:style-name="Default"/>
          <table:table-cell table:style-name="ce25"/>
          <table:table-cell table:style-name="ce25" office:value-type="string">
            <text:p>x</text:p>
          </table:table-cell>
          <table:table-cell/>
          <table:table-cell table:style-name="Default"/>
          <table:table-cell office:value-type="string">
            <text:p>Integration Features\IDE\Develop REST Services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INT_IDE_03</text:p>
          </table:table-cell>
          <table:table-cell office:value-type="string">
            <text:p>UserStories - Integration_Features/I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/>
          <table:table-cell table:style-name="ce25" office:value-type="string">
            <text:p>x</text:p>
          </table:table-cell>
          <table:table-cell/>
          <table:table-cell table:style-name="Default"/>
          <table:table-cell office:value-type="string">
            <text:p>Integration Features\IDE\Develop REST Services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INT_IDE_03</text:p>
          </table:table-cell>
          <table:table-cell office:value-type="string">
            <text:p>UserStories - Integration_Features/I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/>
          <table:table-cell table:style-name="ce25" office:value-type="string">
            <text:p>x</text:p>
          </table:table-cell>
          <table:table-cell/>
          <table:table-cell table:style-name="Default"/>
          <table:table-cell office:value-type="string">
            <text:p>Integration Features\IDE\Develop REST Services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USR_PLF_INT_IDE_04</text:p>
          </table:table-cell>
          <table:table-cell table:style-name="ce25" office:value-type="string">
            <text:p>UserStories - Integration_Features/IDE</text:p>
          </table:table-cell>
          <table:table-cell office:value-type="string">
            <text:p>High</text:p>
          </table:table-cell>
          <table:table-cell table:style-name="ce29" office:value-type="float" office:value="9">
            <text:p>9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Integration Features\IDE\Share groovy scripts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INT_IDE_04</text:p>
          </table:table-cell>
          <table:table-cell table:style-name="ce25" office:value-type="string">
            <text:p>UserStories - Integration_Features/I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Integration Features\IDE\Share groovy scripts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INT_IDE_04</text:p>
          </table:table-cell>
          <table:table-cell table:style-name="ce25" office:value-type="string">
            <text:p>UserStories - Integration_Features/I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Integration Features\IDE\Share groovy scripts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USR_PLF_INT_IDE_05</text:p>
          </table:table-cell>
          <table:table-cell office:value-type="string">
            <text:p>UserStories - Integration_Features/IDE</text:p>
          </table:table-cell>
          <table:table-cell table:style-name="Default" office:value-type="string">
            <text:p>High</text:p>
          </table:table-cell>
          <table:table-cell office:value-type="float" office:value="8">
            <text:p>8</text:p>
          </table:table-cell>
          <table:table-cell table:style-name="Default"/>
          <table:table-cell table:style-name="ce25"/>
          <table:table-cell table:style-name="ce25" office:value-type="string">
            <text:p>x</text:p>
          </table:table-cell>
          <table:table-cell/>
          <table:table-cell table:style-name="Default"/>
          <table:table-cell office:value-type="string">
            <text:p>Integration Features\IDE\Develop from any template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INT_IDE_05</text:p>
          </table:table-cell>
          <table:table-cell office:value-type="string">
            <text:p>UserStories - Integration_Features/IDE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/>
          <table:table-cell table:style-name="ce25" office:value-type="string">
            <text:p>x</text:p>
          </table:table-cell>
          <table:table-cell/>
          <table:table-cell table:style-name="Default"/>
          <table:table-cell office:value-type="string">
            <text:p>Integration Features\IDE\Develop from any template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INT_IDE_05</text:p>
          </table:table-cell>
          <table:table-cell office:value-type="string">
            <text:p>UserStories - Integration_Features/IDE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/>
          <table:table-cell table:style-name="ce25" office:value-type="string">
            <text:p>x</text:p>
          </table:table-cell>
          <table:table-cell/>
          <table:table-cell table:style-name="Default"/>
          <table:table-cell office:value-type="string">
            <text:p>Integration Features\IDE\Develop from any template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USR_PLF_INT_IDE_06</text:p>
          </table:table-cell>
          <table:table-cell table:style-name="ce25" office:value-type="string">
            <text:p>UserStories - Integration_Features/IDE</text:p>
          </table:table-cell>
          <table:table-cell office:value-type="string">
            <text:p>High</text:p>
          </table:table-cell>
          <table:table-cell table:style-name="ce29" office:value-type="float" office:value="10">
            <text:p>10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Integration Features\IDE\Upload any file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INT_IDE_06</text:p>
          </table:table-cell>
          <table:table-cell table:style-name="ce25" office:value-type="string">
            <text:p>UserStories - Integration_Features/IDE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Integration Features\IDE\Upload any file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INT_IDE_06</text:p>
          </table:table-cell>
          <table:table-cell table:style-name="ce25" office:value-type="string">
            <text:p>UserStories - Integration_Features/IDE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/>
          <table:table-cell table:style-name="ce25" office:value-type="string">
            <text:p>x</text:p>
          </table:table-cell>
          <table:table-cell table:style-name="ce25"/>
          <table:table-cell/>
          <table:table-cell table:style-name="ce25" office:value-type="string">
            <text:p>Integration Features\IDE\Upload any file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USR_PLF_INT_MAL_01</text:p>
          </table:table-cell>
          <table:table-cell office:value-type="string">
            <text:p>UserStories - Integration_Features/CS</text:p>
          </table:table-cell>
          <table:table-cell table:style-name="Default" office:value-type="string">
            <text:p>High</text:p>
          </table:table-cell>
          <table:table-cell office:value-type="float" office:value="12">
            <text:p>12</text:p>
          </table:table-cell>
          <table:table-cell table:style-name="Default"/>
          <table:table-cell table:style-name="ce25" table:number-columns-repeated="2"/>
          <table:table-cell/>
          <table:table-cell table:style-name="Default" office:value-type="string">
            <text:p>x</text:p>
          </table:table-cell>
          <table:table-cell office:value-type="string">
            <text:p>Integration Features\CS\Mail Attachments in DMS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INT_MAL_01</text:p>
          </table:table-cell>
          <table:table-cell office:value-type="string">
            <text:p>UserStories - Integration_Features/C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table:number-columns-repeated="2"/>
          <table:table-cell/>
          <table:table-cell table:style-name="Default" office:value-type="string">
            <text:p>x</text:p>
          </table:table-cell>
          <table:table-cell office:value-type="string">
            <text:p>Integration Features\CS\Mail Attachments in DMS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INT_MAL_01</text:p>
          </table:table-cell>
          <table:table-cell office:value-type="string">
            <text:p>UserStories - Integration_Features/C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 table:number-columns-repeated="2"/>
          <table:table-cell/>
          <table:table-cell table:style-name="Default" office:value-type="string">
            <text:p>x</text:p>
          </table:table-cell>
          <table:table-cell office:value-type="string">
            <text:p>Integration Features\CS\Mail Attachments in DMS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USR_PLF_INT_SOC_01</text:p>
          </table:table-cell>
          <table:table-cell table:style-name="ce25" office:value-type="string">
            <text:p>UserStories - Integration_Features/SOC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table:style-name="ce25" table:number-columns-repeated="3"/>
          <table:table-cell table:style-name="Default" office:value-type="string">
            <text:p>x</text:p>
          </table:table-cell>
          <table:table-cell table:style-name="ce25" office:value-type="string">
            <text:p>Integration Features\SOC\Share a Document in Stream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INT_SOC_01</text:p>
          </table:table-cell>
          <table:table-cell table:style-name="ce25" office:value-type="string">
            <text:p>UserStories - Integration_Features/SOC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table:style-name="Default" office:value-type="string">
            <text:p>x</text:p>
          </table:table-cell>
          <table:table-cell table:style-name="ce25" office:value-type="string">
            <text:p>Integration Features\SOC\Share a Document in Stream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INT_SOC_01</text:p>
          </table:table-cell>
          <table:table-cell table:style-name="ce25" office:value-type="string">
            <text:p>UserStories - Integration_Features/SOC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table:style-name="Default" office:value-type="string">
            <text:p>x</text:p>
          </table:table-cell>
          <table:table-cell table:style-name="ce25" office:value-type="string">
            <text:p>Integration Features\SOC\Share a Document in Stream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USR_PLF_INT_WEB_01</text:p>
          </table:table-cell>
          <table:table-cell office:value-type="string">
            <text:p>UserStories - Integration_Features/WebOS</text:p>
          </table:table-cell>
          <table:table-cell table:style-name="Default" office:value-type="string">
            <text:p>High</text:p>
          </table:table-cell>
          <table:table-cell office:value-type="float" office:value="5">
            <text:p>5</text:p>
          </table:table-cell>
          <table:table-cell table:style-name="Default"/>
          <table:table-cell table:style-name="ce25"/>
          <table:table-cell table:number-columns-repeated="2"/>
          <table:table-cell table:style-name="Default" office:value-type="string">
            <text:p>x</text:p>
          </table:table-cell>
          <table:table-cell office:value-type="string">
            <text:p>Integration Features\WEBOS\Activate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INT_WEB_01</text:p>
          </table:table-cell>
          <table:table-cell office:value-type="string">
            <text:p>UserStories - Integration_Features/WebOS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/>
          <table:table-cell table:number-columns-repeated="2"/>
          <table:table-cell table:style-name="Default" office:value-type="string">
            <text:p>x</text:p>
          </table:table-cell>
          <table:table-cell office:value-type="string">
            <text:p>Integration Features\WEBOS\Activate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INT_WEB_01</text:p>
          </table:table-cell>
          <table:table-cell office:value-type="string">
            <text:p>UserStories - Integration_Features/WebOS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/>
          <table:table-cell table:number-columns-repeated="2"/>
          <table:table-cell table:style-name="Default" office:value-type="string">
            <text:p>x</text:p>
          </table:table-cell>
          <table:table-cell office:value-type="string">
            <text:p>Integration Features\WEBOS\Activate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USR_PLF_SYS_SPR_01</text:p>
          </table:table-cell>
          <table:table-cell table:style-name="ce25" office:value-type="string">
            <text:p>UserStories - System Admin</text:p>
          </table:table-cell>
          <table:table-cell office:value-type="string">
            <text:p>High</text:p>
          </table:table-cell>
          <table:table-cell table:style-name="ce29" office:value-type="float" office:value="4">
            <text:p>4</text:p>
          </table:table-cell>
          <table:table-cell/>
          <table:table-cell table:style-name="ce25" table:number-columns-repeated="3"/>
          <table:table-cell table:style-name="Default" office:value-type="string">
            <text:p>x</text:p>
          </table:table-cell>
          <table:table-cell table:style-name="ce25" office:value-type="string">
            <text:p>System Administration/Startup Profiles/Minimal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SYS_SPR_01</text:p>
          </table:table-cell>
          <table:table-cell table:style-name="ce25" office:value-type="string">
            <text:p>UserStories - System Admi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table:style-name="Default" office:value-type="string">
            <text:p>x</text:p>
          </table:table-cell>
          <table:table-cell table:style-name="ce25" office:value-type="string">
            <text:p>System Administration/Startup Profiles/Minimal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SYS_SPR_01</text:p>
          </table:table-cell>
          <table:table-cell table:style-name="ce25" office:value-type="string">
            <text:p>UserStories - System Admi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table:style-name="Default" office:value-type="string">
            <text:p>x</text:p>
          </table:table-cell>
          <table:table-cell table:style-name="ce25" office:value-type="string">
            <text:p>System Administration/Startup Profiles/Minimal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USR_PLF_SYS_SPR_02</text:p>
          </table:table-cell>
          <table:table-cell office:value-type="string">
            <text:p>UserStories - System Admin</text:p>
          </table:table-cell>
          <table:table-cell table:style-name="Default" office:value-type="string">
            <text:p>High</text:p>
          </table:table-cell>
          <table:table-cell office:value-type="float" office:value="6">
            <text:p>6</text:p>
          </table:table-cell>
          <table:table-cell table:style-name="Default"/>
          <table:table-cell table:style-name="ce25"/>
          <table:table-cell table:number-columns-repeated="2"/>
          <table:table-cell table:style-name="Default" office:value-type="string">
            <text:p>x</text:p>
          </table:table-cell>
          <table:table-cell office:value-type="string">
            <text:p>System Administration/Startup Profiles/Workflow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SYS_SPR_02</text:p>
          </table:table-cell>
          <table:table-cell office:value-type="string">
            <text:p>UserStories - System Admi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/>
          <table:table-cell table:number-columns-repeated="2"/>
          <table:table-cell table:style-name="Default" office:value-type="string">
            <text:p>x</text:p>
          </table:table-cell>
          <table:table-cell office:value-type="string">
            <text:p>System Administration/Startup Profiles/Workflow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SYS_SPR_02</text:p>
          </table:table-cell>
          <table:table-cell office:value-type="string">
            <text:p>UserStories - System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/>
          <table:table-cell table:number-columns-repeated="2"/>
          <table:table-cell table:style-name="Default" office:value-type="string">
            <text:p>x</text:p>
          </table:table-cell>
          <table:table-cell office:value-type="string">
            <text:p>System Administration/Startup Profiles/Workflow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USR_PLF_SYS_SPR_03</text:p>
          </table:table-cell>
          <table:table-cell table:style-name="ce25" office:value-type="string">
            <text:p>UserStories - System Admin</text:p>
          </table:table-cell>
          <table:table-cell office:value-type="string">
            <text:p>High</text:p>
          </table:table-cell>
          <table:table-cell table:style-name="ce29" office:value-type="float" office:value="12">
            <text:p>12</text:p>
          </table:table-cell>
          <table:table-cell/>
          <table:table-cell table:style-name="ce25" table:number-columns-repeated="3"/>
          <table:table-cell table:style-name="Default" office:value-type="string">
            <text:p>x</text:p>
          </table:table-cell>
          <table:table-cell table:style-name="ce25" office:value-type="string">
            <text:p>System Administration/Startup Profiles/Social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SYS_SPR_03</text:p>
          </table:table-cell>
          <table:table-cell table:style-name="ce25" office:value-type="string">
            <text:p>UserStories - System Admi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table:style-name="Default" office:value-type="string">
            <text:p>x</text:p>
          </table:table-cell>
          <table:table-cell table:style-name="ce25" office:value-type="string">
            <text:p>System Administration/Startup Profiles/Social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SYS_SPR_03</text:p>
          </table:table-cell>
          <table:table-cell table:style-name="ce25" office:value-type="string">
            <text:p>UserStories - System Admi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table:style-name="Default" office:value-type="string">
            <text:p>x</text:p>
          </table:table-cell>
          <table:table-cell table:style-name="ce25" office:value-type="string">
            <text:p>System Administration/Startup Profiles/Social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USR_PLF_SYS_SPR_04</text:p>
          </table:table-cell>
          <table:table-cell office:value-type="string">
            <text:p>UserStories - System Admin</text:p>
          </table:table-cell>
          <table:table-cell table:style-name="Default" office:value-type="string">
            <text:p>High</text:p>
          </table:table-cell>
          <table:table-cell office:value-type="float" office:value="20">
            <text:p>20</text:p>
          </table:table-cell>
          <table:table-cell table:style-name="Default"/>
          <table:table-cell table:style-name="ce25"/>
          <table:table-cell table:number-columns-repeated="2"/>
          <table:table-cell table:style-name="Default" office:value-type="string">
            <text:p>x</text:p>
          </table:table-cell>
          <table:table-cell office:value-type="string">
            <text:p>System Administration/Startup Profiles/Collaboration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SYS_SPR_04</text:p>
          </table:table-cell>
          <table:table-cell office:value-type="string">
            <text:p>UserStories - System Admi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/>
          <table:table-cell table:number-columns-repeated="2"/>
          <table:table-cell table:style-name="Default" office:value-type="string">
            <text:p>x</text:p>
          </table:table-cell>
          <table:table-cell office:value-type="string">
            <text:p>System Administration/Startup Profiles/Collaboration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SYS_SPR_04</text:p>
          </table:table-cell>
          <table:table-cell office:value-type="string">
            <text:p>UserStories - System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/>
          <table:table-cell table:number-columns-repeated="2"/>
          <table:table-cell table:style-name="Default" office:value-type="string">
            <text:p>x</text:p>
          </table:table-cell>
          <table:table-cell office:value-type="string">
            <text:p>System Administration/Startup Profiles/Collaboration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table:style-name="ce25" office:value-type="string">
            <text:p>USR_PLF_SYS_SPR_05</text:p>
          </table:table-cell>
          <table:table-cell table:style-name="ce25" office:value-type="string">
            <text:p>UserStories - System Admin</text:p>
          </table:table-cell>
          <table:table-cell office:value-type="string">
            <text:p>High</text:p>
          </table:table-cell>
          <table:table-cell table:style-name="ce29" office:value-type="float" office:value="21">
            <text:p>21</text:p>
          </table:table-cell>
          <table:table-cell/>
          <table:table-cell table:style-name="ce25" table:number-columns-repeated="3"/>
          <table:table-cell table:style-name="Default" office:value-type="string">
            <text:p>x</text:p>
          </table:table-cell>
          <table:table-cell table:style-name="ce25" office:value-type="string">
            <text:p>System Administration/Startup Profiles/Knowledge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SYS_SPR_05</text:p>
          </table:table-cell>
          <table:table-cell table:style-name="ce25" office:value-type="string">
            <text:p>UserStories - System Admin</text:p>
          </table:table-cell>
          <table:table-cell office:value-type="string">
            <text:p>Medium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table:style-name="Default" office:value-type="string">
            <text:p>x</text:p>
          </table:table-cell>
          <table:table-cell table:style-name="ce25" office:value-type="string">
            <text:p>System Administration/Startup Profiles/Knowledge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table:style-name="ce25" office:value-type="string">
            <text:p>USR_PLF_SYS_SPR_05</text:p>
          </table:table-cell>
          <table:table-cell table:style-name="ce25" office:value-type="string">
            <text:p>UserStories - System Admin</text:p>
          </table:table-cell>
          <table:table-cell office:value-type="string">
            <text:p>Low</text:p>
          </table:table-cell>
          <table:table-cell table:style-name="ce29" office:value-type="float" office:value="0">
            <text:p>0</text:p>
          </table:table-cell>
          <table:table-cell/>
          <table:table-cell table:style-name="ce25" table:number-columns-repeated="3"/>
          <table:table-cell table:style-name="Default" office:value-type="string">
            <text:p>x</text:p>
          </table:table-cell>
          <table:table-cell table:style-name="ce25" office:value-type="string">
            <text:p>System Administration/Startup Profiles/Knowledge</text:p>
          </table:table-cell>
          <table:table-cell table:style-name="ce25" table:number-columns-repeated="5"/>
          <table:table-cell table:number-columns-repeated="1009"/>
        </table:table-row>
        <table:table-row table:style-name="ro1">
          <table:table-cell office:value-type="string">
            <text:p>USR_PLF_SYS_SPR_06</text:p>
          </table:table-cell>
          <table:table-cell office:value-type="string">
            <text:p>UserStories - System Admin</text:p>
          </table:table-cell>
          <table:table-cell table:style-name="Default" office:value-type="string">
            <text:p>High</text:p>
          </table:table-cell>
          <table:table-cell office:value-type="float" office:value="4">
            <text:p>4</text:p>
          </table:table-cell>
          <table:table-cell table:style-name="Default"/>
          <table:table-cell table:style-name="ce25"/>
          <table:table-cell table:number-columns-repeated="2"/>
          <table:table-cell table:style-name="Default" office:value-type="string">
            <text:p>x</text:p>
          </table:table-cell>
          <table:table-cell office:value-type="string">
            <text:p>System Administration/Remove Samples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SYS_SPR_06</text:p>
          </table:table-cell>
          <table:table-cell office:value-type="string">
            <text:p>UserStories - System Admin</text:p>
          </table:table-cell>
          <table:table-cell table:style-name="Default" office:value-type="string">
            <text:p>Medium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/>
          <table:table-cell table:number-columns-repeated="2"/>
          <table:table-cell table:style-name="Default" office:value-type="string">
            <text:p>x</text:p>
          </table:table-cell>
          <table:table-cell office:value-type="string">
            <text:p>System Administration/Remove Samples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  <table:table-row table:style-name="ro1">
          <table:table-cell office:value-type="string">
            <text:p>USR_PLF_SYS_SPR_06</text:p>
          </table:table-cell>
          <table:table-cell office:value-type="string">
            <text:p>UserStories - System Admin</text:p>
          </table:table-cell>
          <table:table-cell table:style-name="Default" office:value-type="string">
            <text:p>Low</text:p>
          </table:table-cell>
          <table:table-cell office:value-type="float" office:value="0">
            <text:p>0</text:p>
          </table:table-cell>
          <table:table-cell table:style-name="Default"/>
          <table:table-cell table:style-name="ce25"/>
          <table:table-cell table:number-columns-repeated="2"/>
          <table:table-cell table:style-name="Default" office:value-type="string">
            <text:p>x</text:p>
          </table:table-cell>
          <table:table-cell office:value-type="string">
            <text:p>System Administration/Remove Samples</text:p>
          </table:table-cell>
          <table:table-cell table:number-columns-repeated="5"/>
          <table:table-cell table:style-name="Default" table:number-columns-repeated="47"/>
          <table:table-cell table:number-columns-repeated="962"/>
        </table:table-row>
      </table:table>
      <table:table table:name="ColorPicker" table:style-name="ta1" table:print="false">
        <table:table-column table:style-name="co5" table:default-cell-style-name="Default"/>
        <table:table-row table:style-name="ro1">
          <table:table-cell table:style-name="ce3"/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6"/>
        </table:table-row>
        <table:table-row table:style-name="ro1">
          <table:table-cell table:style-name="ce4"/>
          <table:table-cell table:style-name="ce6"/>
          <table:table-cell table:style-name="ce8"/>
          <table:table-cell table:style-name="ce10"/>
          <table:table-cell table:style-name="ce12"/>
          <table:table-cell table:style-name="ce14"/>
          <table:table-cell table:style-name="ce1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15"/>
          <table:table-cell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/>
      <number:text>-</number:text>
      <number:month number:textual="true"/>
      <number:text>-</number:text>
      <number:year/>
    </number:date-style>
    <number:date-style style:name="N127P0" style:volatile="true">
      <number:day/>
      <number:text>-</number:text>
      <number:month number:textual="true"/>
      <number:text>-</number:text>
      <number:year/>
    </number:date-style>
    <number:text-style style:name="N127">
      <number:text-content/>
      <style:map style:condition="value()&gt;=0" style:apply-style-name="N127P0"/>
    </number:text-style>
    <number:number-style style:name="N128">
      <number:number number:decimal-places="0" number:min-integer-digits="3"/>
    </number:number-style>
    <number:date-style style:name="N129">
      <number:month/>
      <number:text>/</number:text>
      <number:day/>
      <number:text>/</number:text>
      <number:year number:style="long"/>
    </number:date-style>
    <number:date-style style:name="N130">
      <number:day/>
      <number:text>-</number:text>
      <number:month number:textual="true"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number-style style:name="N173">
      <number:number number:decimal-places="1" number:min-integer-digits="1"/>
    </number:number-style>
    <number:date-style style:name="N174">
      <number:day/>
      <number:text>- </number:text>
      <number:month number:textual="true"/>
      <number:text>- </number:text>
      <number:year number:style="long"/>
    </number:date-style>
    <number:date-style style:name="N175">
      <number:day/>
      <number:text>-</number:text>
      <number:month number:textual="true"/>
      <number:text>-</number:text>
      <number:year number:style="long"/>
    </number:date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-</number:text>
      <number:number number:decimal-places="0" number:min-integer-digits="1" number:grouping="true"/>
      <style:map style:condition="value()&gt;=0" style:apply-style-name="N177P0"/>
    </number:number-style>
    <number:number-style style:name="N178">
      <number:text>UR_</number:text>
      <number:number number:decimal-places="0" number:min-integer-digits="2"/>
    </number:number-style>
    <number:date-style style:name="N179P0" style:volatile="true">
      <number:day/>
      <number:text>-</number:text>
      <number:month number:textual="true"/>
      <number:text>-</number:text>
      <number:year number:style="long"/>
    </number:date-style>
    <number:text-style style:name="N179">
      <number:text-content/>
      <style:map style:condition="value()&gt;=0" style:apply-style-name="N179P0"/>
    </number:text-style>
    <number:number-style style:name="N180">
      <number:text>GUI_</number:text>
      <number:number number:decimal-places="0" number:min-integer-digits="2"/>
    </number:number-style>
    <number:number-style style:name="N181">
      <number:text>FUN_</number:text>
      <number:number number:decimal-places="0" number:min-integer-digits="2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1" number:grouping="true"/>
    </number:number-style>
    <number:number-style style:name="N184">
      <style:text-properties fo:color="#ff0000"/>
      <number:text>¥¥-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5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5P0"/>
    </number:number-style>
    <number:number-style style:name="N186">
      <number:text>DATA_</number:text>
      <number:number number:decimal-places="0" number:min-integer-digits="2"/>
    </number:number-style>
    <number:number-style style:name="N187">
      <number:text>DATA_M_</number:text>
      <number:number number:decimal-places="0" number:min-integer-digits="2"/>
    </number:number-style>
    <number:percentage-style style:name="N188">
      <number:number number:decimal-places="1" number:min-integer-digits="1"/>
      <number:text>%</number:text>
    </number:percentage-style>
    <number:number-style style:name="N190P0" style:volatile="true">
      <number:text>Yes</number:text>
    </number:number-style>
    <number:number-style style:name="N190P1" style:volatile="true">
      <number:text>Yes</number:text>
    </number:number-style>
    <number:number-style style:name="N190">
      <number:text>No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4P0" style:volatile="true">
      <number:text>On</number:text>
    </number:number-style>
    <number:number-style style:name="N194P1" style:volatile="true">
      <number:text>On</number:text>
    </number:number-style>
    <number:number-style style:name="N194">
      <number:text>Off</number:text>
      <style:map style:condition="value()&gt;0" style:apply-style-name="N194P0"/>
      <style:map style:condition="value()&lt;0" style:apply-style-name="N194P1"/>
    </number:number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number-style style:name="N198P0" style:volatile="true">
      <number:number number:decimal-places="0" number:min-integer-digits="1"/>
      <number:text> </number:text>
    </number:number-style>
    <number:number-style style:name="N198">
      <number:text>(</number:text>
      <number:number number:decimal-places="0" number:min-integer-digits="1"/>
      <number:text>)</number:text>
      <style:map style:condition="value()&gt;=0" style:apply-style-name="N198P0"/>
    </number:number-style>
    <number:number-style style:name="N200P0" style:volatile="true">
      <number:number number:decimal-places="2" number:min-integer-digits="1"/>
      <number:text> </number:text>
    </number:number-style>
    <number:number-style style:name="N200">
      <number:text>(</number:text>
      <number:number number:decimal-places="2" number:min-integer-digits="1"/>
      <number:text>)</number:text>
      <style:map style:condition="value()&gt;=0" style:apply-style-name="N200P0"/>
    </number:number-style>
    <number:date-style style:name="N201">
      <number:month number:textual="true"/>
      <number:text>-</number:text>
      <number:year number:style="long"/>
    </number:date-style>
    <number:number-style style:name="N202P0" style:volatile="true">
      <number:number number:decimal-places="2" number:min-integer-digits="1"/>
    </number:number-style>
    <number:number-style style:name="N202">
      <style:text-properties fo:color="#ff0000"/>
      <number:number number:decimal-places="2" number:min-integer-digits="1"/>
      <style:map style:condition="value()&gt;=0" style:apply-style-name="N202P0"/>
    </number:number-style>
    <number:date-style style:name="N203P0" style:volatile="true">
      <number:month/>
      <number:text>/</number:text>
      <number:day/>
      <number:text>/</number:text>
      <number:year/>
    </number:date-style>
    <number:text-style style:name="N203">
      <number:text-content/>
      <style:map style:condition="value()&gt;=0" style:apply-style-name="N203P0"/>
    </number:text-style>
    <number:number-style style:name="N204">
      <number:number number:decimal-places="0" number:min-integer-digits="4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4P0" style:volatile="true">
      <number:number number:decimal-places="0" number:min-integer-digits="1" number:grouping="true"/>
      <number:text> € </number:text>
    </number:number-style>
    <number:number-style style:name="N214P1" style:volatile="true">
      <number:text>-</number:text>
      <number:number number:decimal-places="0" number:min-integer-digits="1" number:grouping="true"/>
      <number:text> € </number:text>
    </number:number-style>
    <number:number-style style:name="N214P2" style:volatile="true">
      <number:text> - €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number number:decimal-places="0" number:min-integer-digits="1" number:grouping="true"/>
      <number:text>    </number:text>
    </number:number-style>
    <number:number-style style:name="N218P1" style:volatile="true">
      <number:text>-</number:text>
      <number:number number:decimal-places="0" number:min-integer-digits="1" number:grouping="true"/>
      <number:text>    </number:text>
    </number:number-style>
    <number:number-style style:name="N218P2" style:volatile="true">
      <number:text> -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2P0" style:volatile="true">
      <number:number number:decimal-places="2" number:min-integer-digits="1" number:grouping="true"/>
      <number:text> € </number:text>
    </number:number-style>
    <number:number-style style:name="N222P1" style:volatile="true">
      <number:text>-</number:text>
      <number:number number:decimal-places="2" number:min-integer-digits="1" number:grouping="true"/>
      <number:text> € </number:text>
    </number:number-style>
    <number:number-style style:name="N222P2" style:volatile="true">
      <number:text> -</number:text>
      <number:number number:decimal-places="0" number:min-integer-digits="0"/>
      <number:text>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2" number:min-integer-digits="1" number:grouping="true"/>
      <number:text>    </number:text>
    </number:number-style>
    <number:number-style style:name="N226P1" style:volatile="true">
      <number:text>-</number:text>
      <number:number number:decimal-places="2" number:min-integer-digits="1" number:grouping="true"/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date-style style:name="N229">
      <number:month number:style="long"/>
      <number:text>/</number:text>
      <number:day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1">05/11/2012</text:date>, <text:time>16:4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11T16:43:18</dc:date>
    <dc:creator>exoplatform </dc:creator>
    <meta:editing-duration>PT3H13M38S</meta:editing-duration>
    <meta:editing-cycles>22</meta:editing-cycles>
    <meta:generator>LibreOffice/3.4$Unix LibreOffice_project/340m1$Build-402</meta:generator>
    <meta:document-statistic meta:table-count="2" meta:cell-count="4832" meta:object-count="0"/>
    <meta:user-defined meta:name="Info 1"/>
    <meta:user-defined meta:name="Info 2"/>
    <meta:user-defined meta:name="Info 3"/>
    <meta:user-defined meta:name="Info 4"/>
  </office:meta>
</office:document-meta>
</file>